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10b73da"/>
    </style:style>
    <style:style style:name="P2" style:family="paragraph" style:parent-style-name="Header">
      <style:text-properties fo:font-size="3pt" style:font-size-asian="4pt" style:font-size-complex="4pt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officeooo:paragraph-rsid="018620a3"/>
    </style:style>
    <style:style style:name="P6" style:family="paragraph" style:parent-style-name="Footer">
      <style:text-properties fo:text-transform="uppercase" fo:color="#808080" loext:opacity="100%" style:font-name="Bitstream Vera Sans3" fo:font-size="9pt" officeooo:rsid="029d755f" officeooo:paragraph-rsid="029d755f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3" fo:font-size="9pt" officeooo:rsid="0054f64f" officeooo:paragraph-rsid="00c384cf" fo:background-color="transparent"/>
    </style:style>
    <style:style style:name="P8" style:family="paragraph" style:parent-style-name="Footer">
      <style:text-properties officeooo:rsid="00178920" officeooo:paragraph-rsid="00178920"/>
    </style:style>
    <style:style style:name="P9" style:family="paragraph" style:parent-style-name="Footer">
      <style:text-properties officeooo:paragraph-rsid="004274bc"/>
    </style:style>
    <style:style style:name="P1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officeooo:paragraph-rsid="01f8c14b"/>
    </style:style>
    <style:style style:name="P14" style:family="paragraph" style:parent-style-name="_5f_Header_20_page_20_paire_20__28_G_29_">
      <style:paragraph-properties fo:text-align="start" style:justify-single-word="false"/>
    </style:style>
    <style:style style:name="P15" style:family="paragraph" style:parent-style-name="_5f_Header_20_page_20_paire_20__28_G_29_">
      <style:paragraph-properties fo:text-align="start" style:justify-single-word="false"/>
      <style:text-properties officeooo:paragraph-rsid="027dd6ad"/>
    </style:style>
    <style:style style:name="P16" style:family="paragraph" style:parent-style-name="_5f_Header_20_page_20_paire_20__28_G_29_">
      <style:paragraph-properties fo:text-align="start" style:justify-single-word="false"/>
      <style:text-properties officeooo:paragraph-rsid="029d755f"/>
    </style:style>
    <style:style style:name="P1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2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7" style:family="paragraph" style:parent-style-name="FILET_5f_POINTILLES">
      <style:text-properties style:font-name="Bitstream Vera Sans" officeooo:rsid="02059ea4" officeooo:paragraph-rsid="027a25dd" style:font-name-complex="Arial"/>
    </style:style>
    <style:style style:name="P28" style:family="paragraph" style:parent-style-name="Standard">
      <style:text-properties officeooo:paragraph-rsid="01f8c14b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27f1ab6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Paragraphe_20_livret_20_réponse_20_élève" style:list-style-name="_5f_Numérotation_20_des_20_exercices_20_livrets"/>
    <style:style style:name="P34" style:family="paragraph" style:parent-style-name="_5f_Titre_20_d_27_exercices_20_livret" style:list-style-name="_5f_Numérotation_20_des_20_exercices_20_livrets"/>
    <style:style style:name="P35" style:family="paragraph" style:parent-style-name="_5f_Titre_20_d_27_exercices_20_livret_20_avec_20_num_20_exo">
      <style:text-properties style:font-name="Bitstream Vera Sans" officeooo:rsid="02059ea4" style:font-name-complex="Arial"/>
    </style:style>
    <style:style style:name="P36" style:family="paragraph" style:parent-style-name="_5f_Titre_20_d_27_exercices_20_livret_20_avec_20_num_20_exo" style:master-page-name="SERIE_5f_G_5f_GAUCHE_5f_ET_5f_DROITE_5f_2COL">
      <style:paragraph-properties style:page-number="auto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40" style:family="paragraph">
      <loext:graphic-properties draw:fill-color="#2a6099"/>
      <style:paragraph-properties fo:text-align="center"/>
    </style:style>
    <style:style style:name="P41" style:family="paragraph">
      <loext:graphic-properties draw:fill="solid" draw:fill-color="#7fb241"/>
    </style:style>
    <style:style style:name="P42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6" style:family="paragraph">
      <loext:graphic-properties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solid" draw:fill-color="#add9e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loext:graphic-properties draw:fill="solid" draw:fill-color="#daa77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solid" draw:fill-color="#de9ad5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e8c32a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7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P5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63" style:family="paragraph">
      <loext:graphic-properties draw:fill="solid" draw:fill-color="#1ca2b8"/>
    </style:style>
    <style:style style:name="T1" style:family="text">
      <style:text-properties fo:color="#0066ff" loext:opacity="100%" fo:font-size="16pt" fo:letter-spacing="normal" officeooo:rsid="01202368" style:font-size-asian="16pt" style:font-size-complex="16pt"/>
    </style:style>
    <style:style style:name="T2" style:family="text">
      <style:text-properties fo:font-variant="normal" fo:text-transform="none" fo:color="#0066ff" loext:opacity="100%" style:font-name="Bitstream Vera Sans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5" style:family="text">
      <style:text-properties officeooo:rsid="027dd6ad"/>
    </style:style>
    <style:style style:name="T6" style:family="text">
      <style:text-properties officeooo:rsid="027f1ab6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small-caps" fo:font-size="15pt" style:font-size-asian="15pt" style:font-size-complex="15pt"/>
    </style:style>
    <style:style style:name="T9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" style:family="text">
      <style:text-properties fo:font-variant="small-caps" officeooo:rsid="00990660"/>
    </style:style>
    <style:style style:name="T13" style:family="text">
      <style:text-properties fo:font-variant="small-caps" officeooo:rsid="0054f64f"/>
    </style:style>
    <style:style style:name="T14" style:family="text">
      <style:text-properties fo:font-variant="small-caps" officeooo:rsid="00b5d2d1"/>
    </style:style>
    <style:style style:name="T15" style:family="text">
      <style:text-properties fo:font-variant="small-caps" officeooo:rsid="00b6801f"/>
    </style:style>
    <style:style style:name="T16" style:family="text">
      <style:text-properties officeooo:rsid="00b6801f"/>
    </style:style>
    <style:style style:name="T17" style:family="text">
      <style:text-properties fo:text-transform="uppercase" fo:color="#808080" loext:opacity="100%" style:font-name="Bitstream Vera Sans3" fo:font-size="9pt" officeooo:rsid="009e3fdd" fo:background-color="transparent" loext:char-shading-value="0"/>
    </style:style>
    <style:style style:name="T18" style:family="text">
      <style:text-properties fo:text-transform="uppercase" fo:color="#808080" loext:opacity="100%" style:font-name="Bitstream Vera Sans3" fo:font-size="9pt" officeooo:rsid="00b5d2d1" fo:background-color="transparent" loext:char-shading-value="0"/>
    </style:style>
    <style:style style:name="T19" style:family="text">
      <style:text-properties fo:text-transform="uppercase" fo:color="#808080" loext:opacity="100%" style:font-name="Bitstream Vera Sans3" fo:font-size="9pt" officeooo:rsid="00b6801f" fo:background-color="transparent" loext:char-shading-value="0"/>
    </style:style>
    <style:style style:name="T20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21" style:family="text">
      <style:text-properties style:use-window-font-color="true" loext:opacity="0%" fo:font-size="9pt" fo:font-style="normal" officeooo:rsid="01e73586"/>
    </style:style>
    <style:style style:name="T22" style:family="text">
      <style:text-properties style:use-window-font-color="true" loext:opacity="0%" officeooo:rsid="01e73586"/>
    </style:style>
    <style:style style:name="T23" style:family="text">
      <style:text-properties style:use-window-font-color="true" loext:opacity="0%" fo:font-size="6pt" officeooo:rsid="01e73586" style:font-size-asian="6pt" style:font-size-complex="6pt"/>
    </style:style>
    <style:style style:name="T24" style:family="text">
      <style:text-properties style:use-window-font-color="true" loext:opacity="0%" fo:font-size="6pt" fo:font-style="normal" officeooo:rsid="01e73586" style:font-size-asian="6pt" style:font-size-complex="6pt"/>
    </style:style>
    <style:style style:name="T25" style:family="text">
      <style:text-properties officeooo:rsid="009e3fdd"/>
    </style:style>
    <style:style style:name="T26" style:family="text">
      <style:text-properties officeooo:rsid="00b5d2d1"/>
    </style:style>
    <style:style style:name="T27" style:family="text">
      <style:text-properties officeooo:rsid="002925a2"/>
    </style:style>
    <style:style style:name="T28" style:family="text">
      <style:text-properties officeooo:rsid="002b33ed"/>
    </style:style>
    <style:style style:name="T29" style:family="text">
      <style:text-properties fo:color="#cccccc" loext:opacity="100%"/>
    </style:style>
    <style:style style:name="T30" style:family="text">
      <style:text-properties fo:color="#cccccc" loext:opacity="100%" officeooo:rsid="01e73586"/>
    </style:style>
    <style:style style:name="T31" style:family="text">
      <style:text-properties officeooo:rsid="01efa469"/>
    </style:style>
    <style:style style:name="T32" style:family="text">
      <style:text-properties fo:letter-spacing="-0.004cm"/>
    </style:style>
    <style:style style:name="T33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e8c32a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7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T38" style:family="text">
      <style:text-properties fo:color="#000000" loext:opacity="100%" style:text-outline="false" style:text-line-through-style="none" style:text-line-through-type="none" style:text-position="-1% 58%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T3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ffff" loext:opacity="100%" fo:font-size="16pt" style:font-size-asian="16pt" style:font-size-complex="16pt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solid" draw:stroke-dash="Dashed_20__28_var_29__20_803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804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804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none" draw:stroke-dash="Dashed_20__28_var_29__20_8035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3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draw:stroke-dash="Dashed_20__28_var_29__20_8036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6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draw:stroke-dash="Dashed_20__28_var_29__20_8037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false" fo:min-height="0.494cm" fo:min-width="0.2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8038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draw:stroke-dash="Dashed_20__28_var_29__20_8039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8040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8041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draw:auto-grow-width="true" fo:min-height="0.834cm" fo:min-width="1.3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890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891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891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891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891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891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891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891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891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891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891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892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892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892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892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892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892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892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892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892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892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893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893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893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893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893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893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893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893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893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893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894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894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894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894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894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894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894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894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894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894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895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895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895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895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895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895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895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895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895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895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896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896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896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896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896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896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896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896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896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896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ed_20__28_var_29__20_897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897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897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ed_20__28_var_29__20_897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897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897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897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897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897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897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898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898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898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898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898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898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898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898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898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898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899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899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899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899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899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899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899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899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899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899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900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900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900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900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900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900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900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900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900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900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901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901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901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901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901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901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ed_20__28_var_29__20_901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ed_20__28_var_29__20_901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901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ed_20__28_var_29__20_901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solid" draw:stroke-dash="Dashed_20__28_var_29__20_902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solid" draw:stroke-dash="Dashed_20__28_var_29__20_902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ed_20__28_var_29__20_902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902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ed_20__28_var_29__20_902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902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902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902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902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902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903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903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903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903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903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903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903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903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903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903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904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904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draw:stroke-dash="Dashed_20__28_var_29__20_904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904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904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904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904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904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904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904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905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905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905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none" draw:stroke-dash="Dashed_20__28_var_29__20_9857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4" style:family="graphic">
      <style:graphic-properties draw:stroke="none" draw:stroke-dash="Dashed_20__28_var_29__20_9858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5" style:family="graphic">
      <style:graphic-properties draw:stroke="none" draw:stroke-dash="Dashed_20__28_var_29__20_9859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6" style:family="graphic">
      <style:graphic-properties draw:stroke="none" draw:stroke-dash="Dashed_20__28_var_29__20_9860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7" style:family="graphic">
      <style:graphic-properties draw:stroke="solid" draw:stroke-dash="Dashed_20__28_var_29__20_9861" svg:stroke-width="0.049cm" svg:stroke-color="#d3802c" draw:marker-start="" draw:marker-start-width="0.25cm" draw:marker-start-center="false" draw:marker-end="" draw:marker-end-width="0.25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none" draw:stroke-dash="Dashed_20__28_var_29__20_9862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988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9" style:family="graphic">
      <style:graphic-properties draw:stroke="none" draw:stroke-dash="Dashed_20__28_var_29__20_9863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0" style:family="graphic">
      <style:graphic-properties draw:stroke="none" draw:stroke-dash="Dashed_20__28_var_29__20_9864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1" style:family="graphic">
      <style:graphic-properties draw:stroke="none" draw:stroke-dash="Dashed_20__28_var_29__20_9865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2" style:family="graphic">
      <style:graphic-properties draw:stroke="solid" draw:stroke-dash="Dashed_20__28_var_29__20_9866" svg:stroke-width="0.049cm" svg:stroke-color="#d3802c" draw:marker-start="" draw:marker-start-width="0.249cm" draw:marker-start-center="false" draw:marker-end="" draw:marker-end-width="0.24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3cm" fo:padding-bottom="0.023cm" fo:padding-left="0.023cm" fo:padding-right="0.02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none" draw:stroke-dash="Dashed_20__28_var_29__20_9867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4" style:family="graphic">
      <style:graphic-properties draw:stroke="none" draw:stroke-dash="Dashed_20__28_var_29__20_9868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5" style:family="graphic">
      <style:graphic-properties draw:stroke="none" draw:stroke-dash="Dashed_20__28_var_29__20_9869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6" style:family="graphic">
      <style:graphic-properties draw:stroke="none" draw:stroke-dash="Dashed_20__28_var_29__20_9870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7" style:family="graphic">
      <style:graphic-properties draw:stroke="solid" draw:stroke-dash="Dashed_20__28_var_29__20_9871" svg:stroke-width="0.049cm" svg:stroke-color="#d3802c" draw:marker-start="" draw:marker-start-width="0.249cm" draw:marker-start-center="false" draw:marker-end="" draw:marker-end-width="0.24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3cm" fo:padding-bottom="0.023cm" fo:padding-left="0.023cm" fo:padding-right="0.02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9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dash" draw:stroke-dash="Dashed_20__28_var_29__20_592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dash" draw:stroke-dash="Dashed_20__28_var_29__20_5927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dash" draw:stroke-dash="Dashed_20__28_var_29__20_592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dash" draw:stroke-dash="Dashed_20__28_var_29__20_5934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>
      <style:graphic-properties draw:stroke="dash" draw:stroke-dash="Dashed_20__28_var_29__20_5935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6" style:family="graphic">
      <style:graphic-properties draw:stroke="dash" draw:stroke-dash="Dashed_20__28_var_29__20_593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>
      <style:graphic-properties draw:stroke="dash" draw:stroke-dash="Dashed_20__28_var_29__20_5929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>
      <style:graphic-properties draw:stroke="dash" draw:stroke-dash="Dashed_20__28_var_29__20_593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>
      <style:graphic-properties draw:stroke="dash" draw:stroke-dash="Dashed_20__28_var_29__20_5931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>
      <style:graphic-properties draw:stroke="dash" draw:stroke-dash="Dashed_20__28_var_29__20_5932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dash" draw:stroke-dash="Dashed_20__28_var_29__20_5933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dash" draw:stroke-dash="Dashed_20__28_var_29__20_591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dash" draw:stroke-dash="Dashed_20__28_var_29__20_5919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dash" draw:stroke-dash="Dashed_20__28_var_29__20_592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dash" draw:stroke-dash="Dashed_20__28_var_29__20_5921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dash" draw:stroke-dash="Dashed_20__28_var_29__20_591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dash" draw:stroke-dash="Dashed_20__28_var_29__20_5911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>
      <style:graphic-properties draw:stroke="dash" draw:stroke-dash="Dashed_20__28_var_29__20_5912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dash" draw:stroke-dash="Dashed_20__28_var_29__20_5913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dash" draw:stroke-dash="Dashed_20__28_var_29__20_590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dash" draw:stroke-dash="Dashed_20__28_var_29__20_5907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dash" draw:stroke-dash="Dashed_20__28_var_29__20_590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dash" draw:stroke-dash="Dashed_20__28_var_29__20_5909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71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draw:stroke-dash="Dashed_20__28_var_29__20_71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7" style:family="graphic">
      <style:graphic-properties draw:stroke="solid" draw:stroke-dash="Dashed_20__28_var_29__20_71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8" style:family="graphic">
      <style:graphic-properties draw:stroke="solid" draw:stroke-dash="Dashed_20__28_var_29__20_71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9" style:family="graphic">
      <style:graphic-properties draw:stroke="solid" draw:stroke-dash="Dashed_20__28_var_29__20_71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0" style:family="graphic">
      <style:graphic-properties draw:stroke="solid" draw:stroke-dash="Dashed_20__28_var_29__20_71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71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72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72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72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5" style:family="graphic">
      <style:graphic-properties draw:stroke="solid" draw:stroke-dash="Dashed_20__28_var_29__20_72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6" style:family="graphic">
      <style:graphic-properties draw:stroke="solid" draw:stroke-dash="Dashed_20__28_var_29__20_72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7" style:family="graphic">
      <style:graphic-properties draw:stroke="solid" draw:stroke-dash="Dashed_20__28_var_29__20_72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72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72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72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72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73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73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73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73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73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73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73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73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73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73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74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74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4" style:family="graphic">
      <style:graphic-properties draw:stroke="solid" draw:stroke-dash="Dashed_20__28_var_29__20_74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5" style:family="graphic">
      <style:graphic-properties draw:stroke="solid" draw:stroke-dash="Dashed_20__28_var_29__20_74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6" style:family="graphic">
      <style:graphic-properties draw:stroke="solid" draw:stroke-dash="Dashed_20__28_var_29__20_74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74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74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74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74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74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2" style:family="graphic">
      <style:graphic-properties draw:stroke="solid" draw:stroke-dash="Dashed_20__28_var_29__20_75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3" style:family="graphic">
      <style:graphic-properties draw:stroke="solid" draw:stroke-dash="Dashed_20__28_var_29__20_751" svg:stroke-width="0.06cm" svg:stroke-color="#1ca2b8" draw:marker-start="" draw:marker-start-width="0.093cm" draw:marker-start-center="false" draw:marker-end="" draw:marker-end-width="0.093cm" draw:marker-end-center="false" draw:fill="solid" draw:fill-color="#add9e0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44" style:family="graphic">
      <style:graphic-properties draw:stroke="solid" draw:stroke-dash="Dashed_20__28_var_29__20_752" svg:stroke-width="0.06cm" svg:stroke-color="#d3802c" draw:marker-start="" draw:marker-start-width="0.093cm" draw:marker-start-center="false" draw:marker-end="" draw:marker-end-width="0.093cm" draw:marker-end-center="false" draw:fill="solid" draw:fill-color="#daa772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753" svg:stroke-width="0.06cm" svg:stroke-color="#9d0f89" draw:marker-start="" draw:marker-start-width="0.093cm" draw:marker-start-center="false" draw:marker-end="" draw:marker-end-width="0.093cm" draw:marker-end-center="false" draw:fill="solid" draw:fill-color="#de9ad5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46" style:family="graphic">
      <style:graphic-properties draw:stroke="none" draw:stroke-dash="Dashed_20__28_var_29__20_754" svg:stroke-width="0.06cm" svg:stroke-color="#ff660d" draw:marker-start="" draw:marker-start-width="0.093cm" draw:marker-start-center="false" draw:marker-end="" draw:marker-end-width="0.093cm" draw:marker-end-center="false" draw:fill="solid" draw:fill-color="#daa772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47" style:family="graphic">
      <style:graphic-properties draw:stroke="none" draw:stroke-dash="Dashed_20__28_var_29__20_755" svg:stroke-width="0.06cm" svg:stroke-color="#bf33ff" draw:marker-start="" draw:marker-start-width="0.093cm" draw:marker-start-center="false" draw:marker-end="" draw:marker-end-width="0.093cm" draw:marker-end-center="false" draw:fill="solid" draw:fill-color="#de9ad5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48" style:family="graphic">
      <style:graphic-properties draw:stroke="none" draw:stroke-dash="Dashed_20__28_var_29__20_756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9" style:family="graphic">
      <style:graphic-properties draw:stroke="none" draw:stroke-dash="Dashed_20__28_var_29__20_757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0" style:family="graphic">
      <style:graphic-properties draw:stroke="none" draw:stroke-dash="Dashed_20__28_var_29__20_758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1" style:family="graphic">
      <style:graphic-properties draw:stroke="none" draw:stroke-dash="Dashed_20__28_var_29__20_759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2" style:family="graphic">
      <style:graphic-properties draw:stroke="none" draw:stroke-dash="Dashed_20__28_var_29__20_760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3" style:family="graphic">
      <style:graphic-properties draw:stroke="none" draw:stroke-dash="Dashed_20__28_var_29__20_761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fo:min-height="0.4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4" style:family="graphic">
      <style:graphic-properties draw:stroke="solid" svg:stroke-width="0.06cm" svg:stroke-color="#d7e12c" draw:marker-start="" draw:marker-start-width="0.295cm" draw:marker-start-center="false" draw:marker-end="" draw:marker-end-width="0.295cm" draw:marker-end-center="false" draw:fill="solid" draw:fill-color="#ecf191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55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2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35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width="true" fo:min-height="0.423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8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9" style:family="graphic">
      <style:graphic-properties draw:stroke="solid" svg:stroke-width="0.041cm" svg:stroke-color="#d3802c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70" style:family="graphic">
      <style:graphic-properties draw:stroke="solid" svg:stroke-width="0.041cm" svg:stroke-color="#1ca2b8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7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72" style:family="graphic">
      <style:graphic-properties draw:stroke="solid" svg:stroke-width="0.041cm" svg:stroke-color="#7fb241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73" style:family="graphic">
      <style:graphic-properties draw:stroke="solid" svg:stroke-width="0.041cm" svg:stroke-color="#9d0f89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7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7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0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2" draw:name="Shape3_0" draw:style-name="gr1" draw:text-style-name="P37" svg:x1="17.044cm" svg:y1="1.434cm" svg:x2="21.995cm" svg:y2="1.408cm">
        <text:p/>
      </draw:line>
      <draw:frame text:anchor-type="page" text:anchor-page-number="1" draw:z-index="31" draw:name="Shape2_6" draw:style-name="gr2" draw:text-style-name="P38" svg:width="2.701cm" svg:height="0.715cm" draw:transform="rotate (0.0876155284501153) translate (1.13594444444444cm 1.38288888888889cm)">
        <draw:text-box>
          <text:p text:style-name="P37"><text:span text:style-name="T33">Série 1</text:span></text:p>
        </draw:text-box>
      </draw:frame>
      <draw:line text:anchor-type="page" text:anchor-page-number="1" draw:z-index="30" draw:name="Shape3_5" draw:style-name="gr1" draw:text-style-name="P37" svg:x1="21.988cm" svg:y1="1.961cm" svg:x2="26.366cm" svg:y2="1.966cm">
        <text:p/>
      </draw:line>
      <draw:path text:anchor-type="page" text:anchor-page-number="1" draw:z-index="0" draw:name="Shape1_6" draw:style-name="gr281" draw:text-style-name="P63" svg:width="4.329cm" svg:height="2.24cm" svg:x="0cm" svg:y="0.02cm" svg:viewBox="0 0 4330 2241" svg:d="M0 2241l3984-288c209-15 363-168 345-342l-170-1611h-4159z">
        <text:p/>
      </draw:path>
      <text:list xml:id="list3651860619" text:style-name="_5f_Numérotation_20_des_20_exercices_20_livrets">
        <text:list-item>
          <text:h text:style-name="P36" text:outline-level="1"><text:s/>Symétrique d’un point</text:h>
        </text:list-item>
      </text:list>
      <text:p text:style-name="_5f_Paragraphe_20_livret_20_"><draw:g text:anchor-type="char" draw:z-index="16" draw:name="Shape25" draw:style-name="gr255"><draw:frame draw:style-name="gr256" draw:text-style-name="P58" svg:width="0.503cm" svg:height="0.424cm" svg:x="5.039cm" svg:y="0.004cm"><draw:text-box><text:p text:style-name="P43"><text:span text:style-name="T37">(d)</text:span></text:p></draw:text-box></draw:frame><draw:frame draw:style-name="gr257" draw:text-style-name="P58" svg:width="0.269cm" svg:height="0.424cm" svg:x="7.579cm" svg:y="0.526cm"><draw:text-box><text:p text:style-name="P43"><text:span text:style-name="T37">H</text:span></text:p></draw:text-box></draw:frame><draw:frame draw:style-name="gr258" draw:text-style-name="P58" svg:width="0.636cm" svg:height="0.424cm" draw:transform="rotate (-0.527089434102288) translate (1.54163888888889cm 0.680861111111111cm)"><draw:text-box><text:p text:style-name="P43"><text:span text:style-name="T37">(d</text:span><text:span text:style-name="T38">1</text:span><text:span text:style-name="T37">)</text:span></text:p></draw:text-box></draw:frame><draw:frame draw:style-name="gr259" draw:text-style-name="P58" svg:width="0.246cm" svg:height="0.422cm" svg:x="3.468cm" svg:y="0.397cm"><draw:text-box><text:p text:style-name="P43"><text:span text:style-name="T37">A</text:span></text:p></draw:text-box></draw:frame><draw:frame draw:style-name="gr260" draw:text-style-name="P58" svg:width="0.262cm" svg:height="0.422cm" svg:x="6.345cm" svg:y="0.397cm"><draw:text-box><text:p text:style-name="P43"><text:span text:style-name="T37">U</text:span></text:p></draw:text-box></draw:frame><draw:frame draw:style-name="gr261" draw:text-style-name="P58" svg:width="0.202cm" svg:height="0.424cm" svg:x="2.462cm" svg:y="1.844cm"><draw:text-box><text:p text:style-name="P43"><text:span text:style-name="T37">L</text:span></text:p></draw:text-box></draw:frame><draw:frame draw:style-name="gr259" draw:text-style-name="P58" svg:width="0.246cm" svg:height="0.422cm" svg:x="2.63cm" svg:y="3.144cm"><draw:text-box><text:p text:style-name="P43"><text:span text:style-name="T37">V</text:span></text:p></draw:text-box></draw:frame><draw:frame draw:style-name="gr262" draw:text-style-name="P58" svg:width="0.285cm" svg:height="0.424cm" svg:x="7.389cm" svg:y="1.87cm"><draw:text-box><text:p text:style-name="P43"><text:span text:style-name="T37">G</text:span></text:p></draw:text-box></draw:frame><draw:frame draw:style-name="gr263" draw:text-style-name="P58" svg:width="0.246cm" svg:height="0.424cm" svg:x="4.108cm" svg:y="3.541cm"><draw:text-box><text:p text:style-name="P43"><text:span text:style-name="T37">B</text:span></text:p></draw:text-box></draw:frame><draw:frame draw:style-name="gr264" draw:text-style-name="P58" svg:width="0.355cm" svg:height="0.424cm" svg:x="4.293cm" svg:y="1.288cm"><draw:text-box><text:p text:style-name="P43"><text:span text:style-name="T37">W</text:span></text:p></draw:text-box></draw:frame><draw:frame draw:style-name="gr265" draw:text-style-name="P58" svg:width="0.276cm" svg:height="0.424cm" svg:x="2.18cm" svg:y="4.378cm"><draw:text-box><text:p text:style-name="P43"><text:span text:style-name="T37">D</text:span></text:p></draw:text-box></draw:frame><draw:frame draw:style-name="gr266" draw:text-style-name="P58" svg:width="0.216cm" svg:height="0.424cm" svg:x="7.456cm" svg:y="3.086cm"><draw:text-box><text:p text:style-name="P43"><text:span text:style-name="T37">F</text:span></text:p></draw:text-box></draw:frame><draw:frame draw:style-name="gr267" draw:text-style-name="P58" svg:width="0.636cm" svg:height="0.424cm" svg:x="1cm" svg:y="2.248cm"><draw:text-box><text:p text:style-name="P43"><text:span text:style-name="T37">(d</text:span><text:span text:style-name="T38">2</text:span><text:span text:style-name="T37">)</text:span></text:p></draw:text-box></draw:frame><draw:frame draw:style-name="gr268" draw:text-style-name="P58" svg:width="0.636cm" svg:height="0.449cm" draw:transform="rotate (0.5232497097479) translate (1.45520833333333cm 4.31370833333333cm)"><draw:text-box><text:p text:style-name="P43"><text:span text:style-name="T37">(d</text:span><text:span text:style-name="T38">3</text:span><text:span text:style-name="T37">)</text:span></text:p></draw:text-box></draw:frame><draw:line draw:style-name="gr269" draw:text-style-name="P59" svg:x1="5.015cm" svg:y1="0.028cm" svg:x2="5.015cm" svg:y2="4.91cm"><text:p/></draw:line><draw:line draw:style-name="gr270" draw:text-style-name="P59" svg:x1="1.018cm" svg:y1="2.69cm" svg:x2="9.007cm" svg:y2="2.69cm"><text:p/></draw:line><draw:g draw:style-name="gr8"><draw:line draw:style-name="gr271" draw:text-style-name="P59" svg:x1="7.204cm" svg:y1="2.249cm" svg:x2="7.382cm" svg:y2="2.427cm"><text:p/></draw:line><draw:line draw:style-name="gr271" draw:text-style-name="P59" svg:x1="7.382cm" svg:y1="2.249cm" svg:x2="7.204cm" svg:y2="2.427cm"><text:p/></draw:line></draw:g><draw:g draw:style-name="gr8"><draw:line draw:style-name="gr271" draw:text-style-name="P59" svg:x1="2.643cm" svg:y1="2.946cm" svg:x2="2.821cm" svg:y2="3.124cm"><text:p/></draw:line><draw:line draw:style-name="gr271" draw:text-style-name="P59" svg:x1="2.821cm" svg:y1="2.946cm" svg:x2="2.643cm" svg:y2="3.124cm"><text:p/></draw:line></draw:g><draw:g draw:style-name="gr8"><draw:line draw:style-name="gr271" draw:text-style-name="P59" svg:x1="3.487cm" svg:y1="0.801cm" svg:x2="3.665cm" svg:y2="0.979cm"><text:p/></draw:line><draw:line draw:style-name="gr271" draw:text-style-name="P59" svg:x1="3.665cm" svg:y1="0.801cm" svg:x2="3.487cm" svg:y2="0.979cm"><text:p/></draw:line></draw:g><draw:g draw:style-name="gr8"><draw:line draw:style-name="gr271" draw:text-style-name="P59" svg:x1="6.359cm" svg:y1="0.801cm" svg:x2="6.537cm" svg:y2="0.979cm"><text:p/></draw:line><draw:line draw:style-name="gr271" draw:text-style-name="P59" svg:x1="6.537cm" svg:y1="0.801cm" svg:x2="6.359cm" svg:y2="0.979cm"><text:p/></draw:line></draw:g><draw:line draw:style-name="gr272" draw:text-style-name="P59" svg:x1="1.556cm" svg:y1="4.689cm" svg:x2="8.474cm" svg:y2="0.695cm"><text:p/></draw:line><draw:line draw:style-name="gr273" draw:text-style-name="P59" svg:x1="1.556cm" svg:y1="0.695cm" svg:x2="8.474cm" svg:y2="4.689cm"><text:p/></draw:line><draw:g draw:style-name="gr8"><draw:line draw:style-name="gr271" draw:text-style-name="P59" svg:x1="7.585cm" svg:y1="1.062cm" svg:x2="7.763cm" svg:y2="1.24cm"><text:p/></draw:line><draw:line draw:style-name="gr271" draw:text-style-name="P59" svg:x1="7.763cm" svg:y1="1.062cm" svg:x2="7.585cm" svg:y2="1.24cm"><text:p/></draw:line></draw:g><draw:g draw:style-name="gr8"><draw:line draw:style-name="gr271" draw:text-style-name="P59" svg:x1="2.643cm" svg:y1="2.249cm" svg:x2="2.821cm" svg:y2="2.427cm"><text:p/></draw:line><draw:line draw:style-name="gr271" draw:text-style-name="P59" svg:x1="2.821cm" svg:y1="2.249cm" svg:x2="2.643cm" svg:y2="2.427cm"><text:p/></draw:line></draw:g><draw:g draw:style-name="gr8"><draw:line draw:style-name="gr271" draw:text-style-name="P59" svg:x1="4.373cm" svg:y1="1.687cm" svg:x2="4.551cm" svg:y2="1.865cm"><text:p/></draw:line><draw:line draw:style-name="gr271" draw:text-style-name="P59" svg:x1="4.551cm" svg:y1="1.687cm" svg:x2="4.373cm" svg:y2="1.865cm"><text:p/></draw:line></draw:g><draw:g draw:style-name="gr8"><draw:line draw:style-name="gr271" draw:text-style-name="P59" svg:x1="5.439cm" svg:y1="3.53cm" svg:x2="5.617cm" svg:y2="3.708cm"><text:p/></draw:line><draw:line draw:style-name="gr271" draw:text-style-name="P59" svg:x1="5.617cm" svg:y1="3.53cm" svg:x2="5.439cm" svg:y2="3.708cm"><text:p/></draw:line></draw:g><draw:frame draw:style-name="gr264" draw:text-style-name="P58" svg:width="0.355cm" svg:height="0.424cm" svg:x="5.579cm" svg:y="3.68cm"><draw:text-box><text:p text:style-name="P43"><text:span text:style-name="T37">C</text:span></text:p></draw:text-box></draw:frame><draw:g draw:style-name="gr8"><draw:line draw:style-name="gr271" draw:text-style-name="P59" svg:x1="4.373cm" svg:y1="3.512cm" svg:x2="4.551cm" svg:y2="3.69cm"><text:p/></draw:line><draw:line draw:style-name="gr271" draw:text-style-name="P59" svg:x1="4.551cm" svg:y1="3.512cm" svg:x2="4.373cm" svg:y2="3.69cm"><text:p/></draw:line></draw:g><draw:g draw:style-name="gr8"><draw:line draw:style-name="gr271" draw:text-style-name="P59" svg:x1="7.204cm" svg:y1="2.946cm" svg:x2="7.382cm" svg:y2="3.124cm"><text:p/></draw:line><draw:line draw:style-name="gr271" draw:text-style-name="P59" svg:x1="7.382cm" svg:y1="2.946cm" svg:x2="7.204cm" svg:y2="3.124cm"><text:p/></draw:line></draw:g><draw:g draw:style-name="gr8"><draw:line draw:style-name="gr271" draw:text-style-name="P59" svg:x1="2.439cm" svg:y1="4.311cm" svg:x2="2.261cm" svg:y2="4.133cm"><text:p/></draw:line><draw:line draw:style-name="gr271" draw:text-style-name="P59" svg:x1="2.261cm" svg:y1="4.311cm" svg:x2="2.439cm" svg:y2="4.133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À l’œil nu, le symétrique du point :</text:p>
      <text:list xml:id="list172839808864960" text:continue-numbering="true" text:style-name="_5f_Numérotation_20_des_20_exercices_20_livrets">
        <text:list-item>
          <text:list>
            <text:list-item>
              <text:p text:style-name="P33">G par rapport à la droite (d) semble être <text:span text:style-name="T29">…….</text:span></text:p>
            </text:list-item>
            <text:list-item>
              <text:p text:style-name="P33"><text:span text:style-name="T21">A</text:span><text:span text:style-name="T22"> par rapport à la droite (d</text:span><text:span text:style-name="T23">1</text:span><text:span text:style-name="T22">) semble être </text:span><text:span text:style-name="T30">…….</text:span></text:p>
            </text:list-item>
            <text:list-item>
              <text:p text:style-name="P33"><text:span text:style-name="T21">L</text:span><text:span text:style-name="T22"> par rapport à la droite (d</text:span><text:span text:style-name="T24">2</text:span><text:span text:style-name="T22">) semble être </text:span><text:span text:style-name="T30">…….</text:span></text:p>
            </text:list-item>
            <text:list-item>
              <text:p text:style-name="P33"><text:span text:style-name="T21">U</text:span><text:span text:style-name="T22"> par rapport à la droite (d) semble être </text:span><text:span text:style-name="T30">…….</text:span></text:p>
            </text:list-item>
            <text:list-item>
              <text:p text:style-name="P33"><text:span text:style-name="T21">H</text:span><text:span text:style-name="T22"> par rapport à la droite (d</text:span><text:span text:style-name="T24">3</text:span><text:span text:style-name="T22">) semble être </text:span><text:span text:style-name="T30">…….</text:span></text:p>
            </text:list-item>
            <text:list-item>
              <text:p text:style-name="P33"><text:span text:style-name="T21">W</text:span><text:span text:style-name="T22"> par rapport à la droite (d</text:span><text:span text:style-name="T24">3</text:span><text:span text:style-name="T22">) semble être </text:span><text:span text:style-name="T30">…….</text:span></text:p>
            </text:list-item>
          </text:list>
        </text:list-item>
        <text:list-item>
          <text:h text:style-name="_5f_Titre_20_d_27_exercices_20_livret_20_sans_20_titre_20_avec_20_num_20_exo" text:outline-level="1"><text:s/>Pour chaque figure, trace l’axe (ou les axes) de symétrie en t’aidant du quadrillage.</text:h>
        </text:list-item>
      </text:list>
      <text:p text:style-name="_5f_Paragraphe_20_livret_20_"><draw:g text:anchor-type="char" draw:z-index="17" draw:name="Shape27" draw:style-name="gr7"><draw:line draw:style-name="gr205" draw:text-style-name="P52" svg:x1="0cm" svg:y1="0.127cm" svg:x2="8.502cm" svg:y2="0.127cm"><text:p/></draw:line><draw:line draw:style-name="gr206" draw:text-style-name="P52" svg:x1="0cm" svg:y1="0.514cm" svg:x2="8.502cm" svg:y2="0.514cm"><text:p/></draw:line><draw:line draw:style-name="gr207" draw:text-style-name="P52" svg:x1="0cm" svg:y1="0.898cm" svg:x2="8.502cm" svg:y2="0.898cm"><text:p/></draw:line><draw:line draw:style-name="gr208" draw:text-style-name="P52" svg:x1="0cm" svg:y1="1.283cm" svg:x2="8.502cm" svg:y2="1.283cm"><text:p/></draw:line><draw:line draw:style-name="gr209" draw:text-style-name="P52" svg:x1="0cm" svg:y1="1.67cm" svg:x2="8.502cm" svg:y2="1.67cm"><text:p/></draw:line><draw:line draw:style-name="gr210" draw:text-style-name="P52" svg:x1="0cm" svg:y1="2.057cm" svg:x2="8.502cm" svg:y2="2.057cm"><text:p/></draw:line><draw:line draw:style-name="gr211" draw:text-style-name="P52" svg:x1="0cm" svg:y1="2.443cm" svg:x2="8.502cm" svg:y2="2.443cm"><text:p/></draw:line><draw:line draw:style-name="gr212" draw:text-style-name="P52" svg:x1="0cm" svg:y1="2.828cm" svg:x2="8.502cm" svg:y2="2.828cm"><text:p/></draw:line><draw:line draw:style-name="gr213" draw:text-style-name="P52" svg:x1="0cm" svg:y1="3.214cm" svg:x2="8.502cm" svg:y2="3.214cm"><text:p/></draw:line><draw:line draw:style-name="gr214" draw:text-style-name="P52" svg:x1="0cm" svg:y1="3.602cm" svg:x2="8.502cm" svg:y2="3.602cm"><text:p/></draw:line><draw:line draw:style-name="gr215" draw:text-style-name="P52" svg:x1="0cm" svg:y1="3.986cm" svg:x2="8.502cm" svg:y2="3.986cm"><text:p/></draw:line><draw:line draw:style-name="gr216" draw:text-style-name="P52" svg:x1="0cm" svg:y1="4.371cm" svg:x2="8.502cm" svg:y2="4.371cm"><text:p/></draw:line><draw:line draw:style-name="gr217" draw:text-style-name="P52" svg:x1="0cm" svg:y1="4.758cm" svg:x2="8.502cm" svg:y2="4.758cm"><text:p/></draw:line><draw:line draw:style-name="gr218" draw:text-style-name="P52" svg:x1="0cm" svg:y1="5.143cm" svg:x2="8.502cm" svg:y2="5.143cm"><text:p/></draw:line><draw:line draw:style-name="gr219" draw:text-style-name="P52" svg:x1="0cm" svg:y1="5.531cm" svg:x2="8.502cm" svg:y2="5.531cm"><text:p/></draw:line><draw:line draw:style-name="gr220" draw:text-style-name="P52" svg:x1="0cm" svg:y1="0.127cm" svg:x2="0cm" svg:y2="5.531cm"><text:p/></draw:line><draw:line draw:style-name="gr221" draw:text-style-name="P52" svg:x1="0.387cm" svg:y1="0.127cm" svg:x2="0.387cm" svg:y2="5.531cm"><text:p/></draw:line><draw:line draw:style-name="gr222" draw:text-style-name="P52" svg:x1="0.772cm" svg:y1="0.127cm" svg:x2="0.772cm" svg:y2="5.531cm"><text:p/></draw:line><draw:line draw:style-name="gr223" draw:text-style-name="P52" svg:x1="1.158cm" svg:y1="0.127cm" svg:x2="1.158cm" svg:y2="5.531cm"><text:p/></draw:line><draw:line draw:style-name="gr224" draw:text-style-name="P52" svg:x1="1.545cm" svg:y1="0.127cm" svg:x2="1.545cm" svg:y2="5.531cm"><text:p/></draw:line><draw:line draw:style-name="gr225" draw:text-style-name="P52" svg:x1="1.932cm" svg:y1="0.127cm" svg:x2="1.932cm" svg:y2="5.531cm"><text:p/></draw:line><draw:line draw:style-name="gr226" draw:text-style-name="P52" svg:x1="2.319cm" svg:y1="0.127cm" svg:x2="2.319cm" svg:y2="5.531cm"><text:p/></draw:line><draw:line draw:style-name="gr227" draw:text-style-name="P52" svg:x1="2.705cm" svg:y1="0.127cm" svg:x2="2.705cm" svg:y2="5.531cm"><text:p/></draw:line><draw:line draw:style-name="gr228" draw:text-style-name="P52" svg:x1="3.093cm" svg:y1="0.127cm" svg:x2="3.093cm" svg:y2="5.531cm"><text:p/></draw:line><draw:line draw:style-name="gr229" draw:text-style-name="P52" svg:x1="3.478cm" svg:y1="0.127cm" svg:x2="3.478cm" svg:y2="5.531cm"><text:p/></draw:line><draw:line draw:style-name="gr230" draw:text-style-name="P52" svg:x1="3.865cm" svg:y1="0.127cm" svg:x2="3.865cm" svg:y2="5.531cm"><text:p/></draw:line><draw:line draw:style-name="gr231" draw:text-style-name="P52" svg:x1="4.251cm" svg:y1="0.127cm" svg:x2="4.251cm" svg:y2="5.531cm"><text:p/></draw:line><draw:line draw:style-name="gr232" draw:text-style-name="P52" svg:x1="4.638cm" svg:y1="0.127cm" svg:x2="4.638cm" svg:y2="5.531cm"><text:p/></draw:line><draw:line draw:style-name="gr233" draw:text-style-name="P52" svg:x1="5.025cm" svg:y1="0.127cm" svg:x2="5.025cm" svg:y2="5.531cm"><text:p/></draw:line><draw:line draw:style-name="gr234" draw:text-style-name="P52" svg:x1="5.41cm" svg:y1="0.127cm" svg:x2="5.41cm" svg:y2="5.531cm"><text:p/></draw:line><draw:line draw:style-name="gr235" draw:text-style-name="P52" svg:x1="5.798cm" svg:y1="0.127cm" svg:x2="5.798cm" svg:y2="5.531cm"><text:p/></draw:line><draw:line draw:style-name="gr236" draw:text-style-name="P52" svg:x1="6.184cm" svg:y1="0.127cm" svg:x2="6.184cm" svg:y2="5.531cm"><text:p/></draw:line><draw:line draw:style-name="gr237" draw:text-style-name="P52" svg:x1="6.571cm" svg:y1="0.127cm" svg:x2="6.571cm" svg:y2="5.531cm"><text:p/></draw:line><draw:line draw:style-name="gr238" draw:text-style-name="P52" svg:x1="6.957cm" svg:y1="0.127cm" svg:x2="6.957cm" svg:y2="5.531cm"><text:p/></draw:line><draw:line draw:style-name="gr239" draw:text-style-name="P52" svg:x1="7.344cm" svg:y1="0.127cm" svg:x2="7.344cm" svg:y2="5.531cm"><text:p/></draw:line><draw:line draw:style-name="gr240" draw:text-style-name="P52" svg:x1="7.729cm" svg:y1="0.127cm" svg:x2="7.729cm" svg:y2="5.531cm"><text:p/></draw:line><draw:line draw:style-name="gr241" draw:text-style-name="P52" svg:x1="8.115cm" svg:y1="0.127cm" svg:x2="8.115cm" svg:y2="5.531cm"><text:p/></draw:line><draw:line draw:style-name="gr242" draw:text-style-name="P52" svg:x1="8.502cm" svg:y1="0.127cm" svg:x2="8.502cm" svg:y2="5.531cm"><text:p/></draw:line><draw:polygon draw:style-name="gr243" draw:text-style-name="P53" svg:width="2.318cm" svg:height="1.544cm" svg:x="3.478cm" svg:y="0.898cm" svg:viewBox="0 0 2319 1545" draw:points="0,385 772,385 1158,0 1547,385 2319,385 2319,1158 1547,1158 1158,1545 772,1158 0,1158"><text:p/></draw:polygon><draw:polygon draw:style-name="gr244" draw:text-style-name="P54" svg:width="2.317cm" svg:height="2.315cm" svg:x="0.387cm" svg:y="2.828cm" svg:viewBox="0 0 2318 2316" draw:points="387,387 771,387 1158,0 1545,387 1158,387 1545,772 1933,387 2318,772 1933,1158 2318,1543 1933,1930 1545,2316 1158,1930 771,2316 387,1930 771,1543 387,1158 387,1543 0,1158 387,772"><text:p/></draw:polygon><draw:polygon draw:style-name="gr245" draw:text-style-name="P55" svg:width="2.317cm" svg:height="1.542cm" svg:x="0.387cm" svg:y="0.514cm" svg:viewBox="0 0 2318 1543" draw:points="0,385 771,385 771,0 1545,0 1545,385 2318,385 2318,1156 1545,1156 1545,1543 771,1543 771,1156 0,1156"><text:p/></draw:polygon><draw:polygon draw:style-name="gr246" draw:text-style-name="P54" svg:width="1.931cm" svg:height="1.927cm" svg:x="6.184cm" svg:y="0.898cm" svg:viewBox="0 0 1932 1928" draw:points="1160,0 1932,771 1932,1928 0,0"><text:p/></draw:polygon><draw:polygon draw:style-name="gr247" draw:text-style-name="P55" svg:width="1.546cm" svg:height="1.544cm" svg:x="3.478cm" svg:y="3.214cm" svg:viewBox="0 0 1547 1545" draw:points="387,0 1158,0 1547,387 1547,1156 1158,1545 387,1545 0,1156 0,387"><text:p/></draw:polygon><draw:frame draw:style-name="gr248" draw:text-style-name="P56" svg:width="0.419cm" svg:height="0.459cm" svg:x="0.265cm" svg:y="0.22cm"><draw:text-box><text:p text:style-name="P43"><text:span text:style-name="T36">a.</text:span></text:p></draw:text-box></draw:frame><draw:frame draw:style-name="gr249" draw:text-style-name="P56" svg:width="0.435cm" svg:height="0.459cm" svg:x="3.362cm" svg:y="0.22cm"><draw:text-box><text:p text:style-name="P43"><text:span text:style-name="T36">b.</text:span></text:p></draw:text-box></draw:frame><draw:frame draw:style-name="gr250" draw:text-style-name="P56" svg:width="0.387cm" svg:height="0.459cm" svg:x="6.055cm" svg:y="0.22cm"><draw:text-box><text:p text:style-name="P43"><text:span text:style-name="T36">c.</text:span></text:p></draw:text-box></draw:frame><draw:frame draw:style-name="gr251" draw:text-style-name="P56" svg:width="0.435cm" svg:height="0.459cm" svg:x="0.266cm" svg:y="2.637cm"><draw:text-box><text:p text:style-name="P43"><text:span text:style-name="T36">d.</text:span></text:p></draw:text-box></draw:frame><draw:frame draw:style-name="gr252" draw:text-style-name="P56" svg:width="0.421cm" svg:height="0.459cm" svg:x="3.36cm" svg:y="2.642cm"><draw:text-box><text:p text:style-name="P43"><text:span text:style-name="T36">e.</text:span></text:p></draw:text-box></draw:frame><draw:frame draw:style-name="gr253" draw:text-style-name="P56" svg:width="0.389cm" svg:height="0.459cm" svg:x="6.085cm" svg:y="2.642cm"><draw:text-box><text:p text:style-name="P43"><text:span text:style-name="T36">f.</text:span></text:p></draw:text-box></draw:frame><draw:polygon draw:style-name="gr254" draw:text-style-name="P57" svg:width="2.317cm" svg:height="2.315cm" svg:x="6.184cm" svg:y="3.214cm" svg:viewBox="0 0 2318 2316" draw:points="0,0 0,2316 387,2316 387,1930 772,1930 772,1545 1547,1545 1547,1930 1932,1930 1932,2316 2318,2316 2318,0 1932,0 1932,387 1547,387 1547,771 772,771 772,387 387,387 387,0"><text:p/></draw:polygon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72839066936019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T31">Repasse en rouge tous les axes de symé­trie des figures suivantes.</text:span></text:h>
        </text:list-item>
      </text:list>
      <text:section text:style-name="Sect1" text:name="Section4">
        <text:p text:style-name="P11">Carré</text:p>
        <text:p text:style-name="Standard"><draw:g text:anchor-type="char" draw:z-index="18" draw:name="Shape29" draw:style-name="gr7"><draw:rect draw:style-name="gr179" draw:text-style-name="P50" svg:width="1.601cm" svg:height="1.601cm" svg:x="0.633cm" svg:y="0.203cm"><text:p/></draw:rect><draw:line draw:style-name="gr201" draw:text-style-name="P51" svg:x1="0.433cm" svg:y1="0.001cm" svg:x2="2.433cm" svg:y2="2.001cm"><text:p/></draw:line><draw:line draw:style-name="gr202" draw:text-style-name="P51" svg:x1="2.433cm" svg:y1="0.001cm" svg:x2="0.433cm" svg:y2="2.001cm"><text:p/></draw:line><draw:line draw:style-name="gr203" draw:text-style-name="P51" svg:x1="0.433cm" svg:y1="1cm" svg:x2="2.433cm" svg:y2="1cm"><text:p/></draw:line><draw:line draw:style-name="gr204" draw:text-style-name="P51" svg:x1="1.433cm" svg:y1="0.001cm" svg:x2="1.433cm" svg:y2="2.001cm"><text:p/></draw:line></draw:g></text:p>
        <text:p text:style-name="Standard"/>
        <text:p text:style-name="Standard"/>
        <text:p text:style-name="Standard"/>
        <text:p text:style-name="Standard"/>
        <text:p text:style-name="Standard"/>
        <text:p text:style-name="P11">Losange</text:p>
        <text:p text:style-name="Standard"/>
        <text:p text:style-name="Standard"><draw:g text:anchor-type="char" draw:z-index="19" draw:name="Shape30" draw:style-name="gr7"><draw:line draw:style-name="gr197" draw:text-style-name="P51" svg:x1="0.612cm" svg:y1="0.062cm" svg:x2="2.113cm" svg:y2="1.561cm"><text:p/></draw:line><draw:line draw:style-name="gr198" draw:text-style-name="P51" svg:x1="2.113cm" svg:y1="0.062cm" svg:x2="0.612cm" svg:y2="1.561cm"><text:p/></draw:line><draw:line draw:style-name="gr199" draw:text-style-name="P51" svg:x1="0.117cm" svg:y1="0.813cm" svg:x2="2.616cm" svg:y2="0.813cm"><text:p/></draw:line><draw:line draw:style-name="gr200" draw:text-style-name="P51" svg:x1="1.367cm" svg:y1="0.062cm" svg:x2="1.367cm" svg:y2="1.561cm"><text:p/></draw:line><draw:polygon draw:style-name="gr179" draw:text-style-name="P50" svg:width="1.999cm" svg:height="0.999cm" svg:x="0.365cm" svg:y="0.312cm" svg:viewBox="0 0 2000 1000" draw:points="0,499 1000,0 2000,499 1000,1000"><text:p/></draw:polygon></draw:g></text:p>
        <text:p text:style-name="Standard"/>
        <text:p text:style-name="Standard"/>
        <text:p text:style-name="P11"><draw:g text:anchor-type="char" draw:z-index="20" draw:name="Shape31" draw:style-name="gr7"><draw:line draw:style-name="gr192" draw:text-style-name="P51" svg:x1="2.277cm" svg:y1="0.224cm" svg:x2="1.12cm" svg:y2="2.768cm"><text:p/></draw:line><draw:line draw:style-name="gr193" draw:text-style-name="P51" svg:x1="3.064cm" svg:y1="1.194cm" svg:x2="0.333cm" svg:y2="1.797cm"><text:p/></draw:line><draw:line draw:style-name="gr194" draw:text-style-name="P51" svg:x1="1.069cm" svg:y1="0.72cm" svg:x2="2.327cm" svg:y2="2.274cm"><text:p/></draw:line><draw:line draw:style-name="gr195" draw:text-style-name="P51" svg:x1="2.667cm" svg:y1="0.709cm" svg:x2="0.725cm" svg:y2="2.282cm"><text:p/></draw:line><draw:rect draw:style-name="gr196" draw:text-style-name="P50" svg:width="1.001cm" svg:height="2.001cm" draw:transform="skewX (-0.00174532925199433) rotate (-0.891688714843903) translate (2.159cm 0.478013888888889cm)"><text:p/></draw:rect></draw:g>Rectangle</text:p>
        <text:p text:style-name="Standard"/>
        <text:p text:style-name="Standard"/>
        <text:p text:style-name="Standard"/>
        <text:p text:style-name="Standard"/>
        <text:p text:style-name="Standard"/>
        <text:p text:style-name="P11">Triangle isocèle</text:p>
        <text:p text:style-name="Standard"><draw:g text:anchor-type="paragraph" draw:z-index="21" draw:name="Shape32" draw:style-name="gr178"><draw:polygon draw:style-name="gr179" draw:text-style-name="P50" svg:width="1.599cm" svg:height="1.599cm" svg:x="1.018cm" svg:y="0.353cm" svg:viewBox="0 0 1600 1600" draw:points="0,1600 1600,1600 799,0"><text:p/></draw:polygon><draw:line draw:style-name="gr187" draw:text-style-name="P51" svg:x1="1.817cm" svg:y1="0.152cm" svg:x2="1.817cm" svg:y2="2.152cm"><text:p/></draw:line><draw:line draw:style-name="gr188" draw:text-style-name="P51" svg:x1="0.817cm" svg:y1="1.152cm" svg:x2="2.817cm" svg:y2="1.152cm"><text:p/></draw:line><draw:line draw:style-name="gr189" draw:text-style-name="P51" svg:x1="0.817cm" svg:y1="2.152cm" svg:x2="2.618cm" svg:y2="0.353cm"><text:p/></draw:line><draw:line draw:style-name="gr190" draw:text-style-name="P51" svg:x1="0.817cm" svg:y1="2.152cm" svg:x2="2.817cm" svg:y2="0.152cm"><text:p/></draw:line><draw:line draw:style-name="gr191" draw:text-style-name="P51" svg:x1="0.817cm" svg:y1="0.152cm" svg:x2="2.817cm" svg:y2="2.152cm"><text:p/></draw:line></draw:g></text:p>
        <text:p text:style-name="Standard"/>
        <text:p text:style-name="Standard"/>
        <text:p text:style-name="Standard"/>
        <text:p text:style-name="Standard"/>
        <text:p text:style-name="P11">Triangle équila­téral</text:p>
        <text:p text:style-name="Standard"><draw:g text:anchor-type="paragraph" draw:z-index="22" draw:name="Shape33" draw:style-name="gr178"><draw:line draw:style-name="gr183" draw:text-style-name="P51" svg:x1="1.764cm" svg:y1="-0.098cm" svg:x2="1.764cm" svg:y2="2.153cm"><text:p/></draw:line><draw:line draw:style-name="gr184" draw:text-style-name="P51" svg:x1="0.762cm" svg:y1="1.901cm" svg:x2="2.762cm" svg:y2="1.901cm"><text:p/></draw:line><draw:line draw:style-name="gr184" draw:text-style-name="P51" svg:x1="1.764cm" svg:y1="0.17cm" svg:x2="2.764cm" svg:y2="1.902cm"><text:p/></draw:line><draw:line draw:style-name="gr184" draw:text-style-name="P51" svg:x1="0.762cm" svg:y1="1.902cm" svg:x2="1.762cm" svg:y2="0.17cm"><text:p/></draw:line><draw:line draw:style-name="gr185" draw:text-style-name="P51" svg:x1="0.514cm" svg:y1="2.03cm" svg:x2="2.514cm" svg:y2="0.876cm"><text:p/></draw:line><draw:line draw:style-name="gr186" draw:text-style-name="P51" svg:x1="3.009cm" svg:y1="2.03cm" svg:x2="1.009cm" svg:y2="0.876cm"><text:p/></draw:line></draw:g></text:p>
        <text:p text:style-name="Standard"/>
        <text:p text:style-name="Standard"/>
        <text:p text:style-name="Standard"/>
        <text:p text:style-name="Standard"/>
        <text:p text:style-name="P11">Triangle quel­conque</text:p>
        <text:p text:style-name="Standard"><draw:g text:anchor-type="paragraph" draw:z-index="23" draw:name="Shape34" draw:style-name="gr178"><draw:polygon draw:style-name="gr179" draw:text-style-name="P50" svg:width="2.382cm" svg:height="1.653cm" svg:x="0.658cm" svg:y="0.11cm" svg:viewBox="0 0 2383 1654" draw:points="0,1654 2383,926 293,0"><text:p/></draw:polygon><draw:line draw:style-name="gr180" draw:text-style-name="P51" svg:x1="0.51cm" svg:y1="1.894cm" svg:x2="2.322cm" svg:y2="0.239cm"><text:p/></draw:line><draw:line draw:style-name="gr181" draw:text-style-name="P51" svg:x1="0.783cm" svg:y1="-0.1cm" svg:x2="2cm" svg:y2="1.622cm"><text:p/></draw:line><draw:line draw:style-name="gr182" draw:text-style-name="P51" svg:x1="3.372cm" svg:y1="1.058cm" svg:x2="0.529cm" svg:y2="0.903cm"><text:p/></draw:line></draw:g></text:p>
        <text:p text:style-name="Standard"/>
        <text:p text:style-name="Standard"/>
      </text:section>
      <text:list xml:id="list172839086418102" text:continue-numbering="true" text:style-name="_5f_Numérotation_20_des_20_exercices_20_livrets">
        <text:list-item>
          <text:h text:style-name="_5f_Titre_20_d_27_exercices_20_livret_20_sans_20_titre_20_avec_20_num_20_exo" text:outline-level="1">Trace tous les axes de symétrie de chaque quadrilatère en t'aidant du papier pointé.</text:h>
        </text:list-item>
      </text:list>
      <text:p text:style-name="_5f_Paragraphe_20_livret_20_"/>
      <text:p text:style-name="_5f_Paragraphe_20_livret_20_"><draw:g text:anchor-type="char" draw:z-index="24" draw:name="Shape35" draw:style-name="gr7"><draw:circle draw:style-name="gr19" draw:text-style-name="P46" svg:width="0.05cm" svg:height="0.05cm" svg:x="0.79cm" svg:y="0.229cm"><text:p/></draw:circle><draw:circle draw:style-name="gr20" draw:text-style-name="P46" svg:width="0.05cm" svg:height="0.05cm" svg:x="1.273cm" svg:y="0.229cm"><text:p/></draw:circle><draw:ellipse draw:style-name="gr21" draw:text-style-name="P46" svg:width="0.052cm" svg:height="0.05cm" svg:x="1.757cm" svg:y="0.229cm"><text:p/></draw:ellipse><draw:circle draw:style-name="gr22" draw:text-style-name="P46" svg:width="0.05cm" svg:height="0.05cm" svg:x="2.242cm" svg:y="0.229cm"><text:p/></draw:circle><draw:ellipse draw:style-name="gr23" draw:text-style-name="P46" svg:width="0.052cm" svg:height="0.05cm" svg:x="2.725cm" svg:y="0.229cm"><text:p/></draw:ellipse><draw:ellipse draw:style-name="gr24" draw:text-style-name="P46" svg:width="0.052cm" svg:height="0.05cm" svg:x="3.21cm" svg:y="0.229cm"><text:p/></draw:ellipse><draw:circle draw:style-name="gr25" draw:text-style-name="P46" svg:width="0.05cm" svg:height="0.05cm" svg:x="3.695cm" svg:y="0.229cm"><text:p/></draw:circle><draw:ellipse draw:style-name="gr26" draw:text-style-name="P46" svg:width="0.054cm" svg:height="0.05cm" svg:x="4.18cm" svg:y="0.229cm"><text:p/></draw:ellipse><draw:ellipse draw:style-name="gr27" draw:text-style-name="P46" svg:width="0.054cm" svg:height="0.05cm" svg:x="4.665cm" svg:y="0.229cm"><text:p/></draw:ellipse><draw:ellipse draw:style-name="gr28" draw:text-style-name="P46" svg:width="0.054cm" svg:height="0.05cm" svg:x="5.149cm" svg:y="0.229cm"><text:p/></draw:ellipse><draw:ellipse draw:style-name="gr29" draw:text-style-name="P46" svg:width="0.052cm" svg:height="0.05cm" svg:x="5.635cm" svg:y="0.229cm"><text:p/></draw:ellipse><draw:circle draw:style-name="gr30" draw:text-style-name="P46" svg:width="0.05cm" svg:height="0.05cm" svg:x="6.117cm" svg:y="0.229cm"><text:p/></draw:circle><draw:ellipse draw:style-name="gr31" draw:text-style-name="P46" svg:width="0.047cm" svg:height="0.05cm" svg:x="6.604cm" svg:y="0.229cm"><text:p/></draw:ellipse><draw:circle draw:style-name="gr32" draw:text-style-name="P46" svg:width="0.05cm" svg:height="0.05cm" svg:x="7.085cm" svg:y="0.229cm"><text:p/></draw:circle><draw:ellipse draw:style-name="gr33" draw:text-style-name="P46" svg:width="0.047cm" svg:height="0.05cm" svg:x="7.572cm" svg:y="0.229cm"><text:p/></draw:ellipse><draw:circle draw:style-name="gr34" draw:text-style-name="P46" svg:width="0.05cm" svg:height="0.05cm" svg:x="8.054cm" svg:y="0.229cm"><text:p/></draw:circle><draw:circle draw:style-name="gr35" draw:text-style-name="P46" svg:width="0.05cm" svg:height="0.05cm" svg:x="8.537cm" svg:y="0.229cm"><text:p/></draw:circle><draw:circle draw:style-name="gr36" draw:text-style-name="P46" svg:width="0.05cm" svg:height="0.05cm" svg:x="9.022cm" svg:y="0.229cm"><text:p/></draw:circle><draw:circle draw:style-name="gr37" draw:text-style-name="P46" svg:width="0.05cm" svg:height="0.05cm" svg:x="0.79cm" svg:y="0.712cm"><text:p/></draw:circle><draw:circle draw:style-name="gr38" draw:text-style-name="P46" svg:width="0.05cm" svg:height="0.05cm" svg:x="1.273cm" svg:y="0.712cm"><text:p/></draw:circle><draw:ellipse draw:style-name="gr39" draw:text-style-name="P46" svg:width="0.052cm" svg:height="0.05cm" svg:x="1.757cm" svg:y="0.712cm"><text:p/></draw:ellipse><draw:circle draw:style-name="gr40" draw:text-style-name="P46" svg:width="0.05cm" svg:height="0.05cm" svg:x="2.242cm" svg:y="0.712cm"><text:p/></draw:circle><draw:ellipse draw:style-name="gr41" draw:text-style-name="P46" svg:width="0.052cm" svg:height="0.05cm" svg:x="2.725cm" svg:y="0.712cm"><text:p/></draw:ellipse><draw:ellipse draw:style-name="gr42" draw:text-style-name="P46" svg:width="0.052cm" svg:height="0.05cm" svg:x="3.21cm" svg:y="0.712cm"><text:p/></draw:ellipse><draw:circle draw:style-name="gr43" draw:text-style-name="P46" svg:width="0.05cm" svg:height="0.05cm" svg:x="3.695cm" svg:y="0.712cm"><text:p/></draw:circle><draw:ellipse draw:style-name="gr44" draw:text-style-name="P46" svg:width="0.054cm" svg:height="0.05cm" svg:x="4.18cm" svg:y="0.712cm"><text:p/></draw:ellipse><draw:ellipse draw:style-name="gr45" draw:text-style-name="P46" svg:width="0.054cm" svg:height="0.05cm" svg:x="4.665cm" svg:y="0.712cm"><text:p/></draw:ellipse><draw:ellipse draw:style-name="gr46" draw:text-style-name="P46" svg:width="0.054cm" svg:height="0.05cm" svg:x="5.149cm" svg:y="0.712cm"><text:p/></draw:ellipse><draw:ellipse draw:style-name="gr47" draw:text-style-name="P46" svg:width="0.052cm" svg:height="0.05cm" svg:x="5.635cm" svg:y="0.712cm"><text:p/></draw:ellipse><draw:circle draw:style-name="gr48" draw:text-style-name="P46" svg:width="0.05cm" svg:height="0.05cm" svg:x="6.117cm" svg:y="0.712cm"><text:p/></draw:circle><draw:ellipse draw:style-name="gr49" draw:text-style-name="P46" svg:width="0.047cm" svg:height="0.05cm" svg:x="6.604cm" svg:y="0.712cm"><text:p/></draw:ellipse><draw:circle draw:style-name="gr50" draw:text-style-name="P46" svg:width="0.05cm" svg:height="0.05cm" svg:x="7.085cm" svg:y="0.712cm"><text:p/></draw:circle><draw:ellipse draw:style-name="gr51" draw:text-style-name="P46" svg:width="0.047cm" svg:height="0.05cm" svg:x="7.572cm" svg:y="0.712cm"><text:p/></draw:ellipse><draw:circle draw:style-name="gr52" draw:text-style-name="P46" svg:width="0.05cm" svg:height="0.05cm" svg:x="8.054cm" svg:y="0.712cm"><text:p/></draw:circle><draw:circle draw:style-name="gr53" draw:text-style-name="P46" svg:width="0.05cm" svg:height="0.05cm" svg:x="8.537cm" svg:y="0.712cm"><text:p/></draw:circle><draw:circle draw:style-name="gr54" draw:text-style-name="P46" svg:width="0.05cm" svg:height="0.05cm" svg:x="9.022cm" svg:y="0.712cm"><text:p/></draw:circle><draw:circle draw:style-name="gr55" draw:text-style-name="P46" svg:width="0.05cm" svg:height="0.05cm" svg:x="0.79cm" svg:y="1.197cm"><text:p/></draw:circle><draw:circle draw:style-name="gr56" draw:text-style-name="P46" svg:width="0.05cm" svg:height="0.05cm" svg:x="1.273cm" svg:y="1.197cm"><text:p/></draw:circle><draw:ellipse draw:style-name="gr57" draw:text-style-name="P46" svg:width="0.052cm" svg:height="0.05cm" svg:x="1.757cm" svg:y="1.197cm"><text:p/></draw:ellipse><draw:circle draw:style-name="gr58" draw:text-style-name="P46" svg:width="0.05cm" svg:height="0.05cm" svg:x="2.242cm" svg:y="1.197cm"><text:p/></draw:circle><draw:ellipse draw:style-name="gr59" draw:text-style-name="P46" svg:width="0.052cm" svg:height="0.05cm" svg:x="2.725cm" svg:y="1.197cm"><text:p/></draw:ellipse><draw:ellipse draw:style-name="gr60" draw:text-style-name="P46" svg:width="0.052cm" svg:height="0.05cm" svg:x="3.21cm" svg:y="1.197cm"><text:p/></draw:ellipse><draw:circle draw:style-name="gr61" draw:text-style-name="P46" svg:width="0.05cm" svg:height="0.05cm" svg:x="3.695cm" svg:y="1.197cm"><text:p/></draw:circle><draw:ellipse draw:style-name="gr62" draw:text-style-name="P46" svg:width="0.054cm" svg:height="0.05cm" svg:x="4.18cm" svg:y="1.197cm"><text:p/></draw:ellipse><draw:ellipse draw:style-name="gr63" draw:text-style-name="P46" svg:width="0.054cm" svg:height="0.05cm" svg:x="4.665cm" svg:y="1.197cm"><text:p/></draw:ellipse><draw:ellipse draw:style-name="gr64" draw:text-style-name="P46" svg:width="0.054cm" svg:height="0.05cm" svg:x="5.149cm" svg:y="1.197cm"><text:p/></draw:ellipse><draw:ellipse draw:style-name="gr65" draw:text-style-name="P46" svg:width="0.052cm" svg:height="0.05cm" svg:x="5.635cm" svg:y="1.197cm"><text:p/></draw:ellipse><draw:circle draw:style-name="gr66" draw:text-style-name="P46" svg:width="0.05cm" svg:height="0.05cm" svg:x="6.117cm" svg:y="1.197cm"><text:p/></draw:circle><draw:ellipse draw:style-name="gr67" draw:text-style-name="P46" svg:width="0.047cm" svg:height="0.05cm" svg:x="6.604cm" svg:y="1.197cm"><text:p/></draw:ellipse><draw:circle draw:style-name="gr68" draw:text-style-name="P46" svg:width="0.05cm" svg:height="0.05cm" svg:x="7.085cm" svg:y="1.197cm"><text:p/></draw:circle><draw:ellipse draw:style-name="gr69" draw:text-style-name="P46" svg:width="0.047cm" svg:height="0.05cm" svg:x="7.572cm" svg:y="1.197cm"><text:p/></draw:ellipse><draw:circle draw:style-name="gr70" draw:text-style-name="P46" svg:width="0.05cm" svg:height="0.05cm" svg:x="8.054cm" svg:y="1.197cm"><text:p/></draw:circle><draw:circle draw:style-name="gr71" draw:text-style-name="P46" svg:width="0.05cm" svg:height="0.05cm" svg:x="8.537cm" svg:y="1.197cm"><text:p/></draw:circle><draw:circle draw:style-name="gr72" draw:text-style-name="P46" svg:width="0.05cm" svg:height="0.05cm" svg:x="9.022cm" svg:y="1.197cm"><text:p/></draw:circle><draw:ellipse draw:style-name="gr73" draw:text-style-name="P46" svg:width="0.05cm" svg:height="0.054cm" svg:x="0.79cm" svg:y="1.682cm"><text:p/></draw:ellipse><draw:ellipse draw:style-name="gr74" draw:text-style-name="P46" svg:width="0.05cm" svg:height="0.054cm" svg:x="1.273cm" svg:y="1.682cm"><text:p/></draw:ellipse><draw:ellipse draw:style-name="gr75" draw:text-style-name="P46" svg:width="0.052cm" svg:height="0.054cm" svg:x="1.757cm" svg:y="1.682cm"><text:p/></draw:ellipse><draw:ellipse draw:style-name="gr76" draw:text-style-name="P46" svg:width="0.05cm" svg:height="0.054cm" svg:x="2.242cm" svg:y="1.682cm"><text:p/></draw:ellipse><draw:ellipse draw:style-name="gr77" draw:text-style-name="P46" svg:width="0.052cm" svg:height="0.054cm" svg:x="2.725cm" svg:y="1.682cm"><text:p/></draw:ellipse><draw:ellipse draw:style-name="gr78" draw:text-style-name="P46" svg:width="0.052cm" svg:height="0.054cm" svg:x="3.21cm" svg:y="1.682cm"><text:p/></draw:ellipse><draw:ellipse draw:style-name="gr79" draw:text-style-name="P46" svg:width="0.05cm" svg:height="0.054cm" svg:x="3.695cm" svg:y="1.682cm"><text:p/></draw:ellipse><draw:circle draw:style-name="gr80" draw:text-style-name="P46" svg:width="0.054cm" svg:height="0.054cm" svg:x="4.18cm" svg:y="1.682cm"><text:p/></draw:circle><draw:circle draw:style-name="gr81" draw:text-style-name="P46" svg:width="0.054cm" svg:height="0.054cm" svg:x="4.665cm" svg:y="1.682cm"><text:p/></draw:circle><draw:circle draw:style-name="gr82" draw:text-style-name="P46" svg:width="0.054cm" svg:height="0.054cm" svg:x="5.149cm" svg:y="1.682cm"><text:p/></draw:circle><draw:ellipse draw:style-name="gr83" draw:text-style-name="P46" svg:width="0.052cm" svg:height="0.054cm" svg:x="5.635cm" svg:y="1.682cm"><text:p/></draw:ellipse><draw:ellipse draw:style-name="gr84" draw:text-style-name="P46" svg:width="0.05cm" svg:height="0.054cm" svg:x="6.117cm" svg:y="1.682cm"><text:p/></draw:ellipse><draw:ellipse draw:style-name="gr85" draw:text-style-name="P46" svg:width="0.047cm" svg:height="0.054cm" svg:x="6.604cm" svg:y="1.682cm"><text:p/></draw:ellipse><draw:ellipse draw:style-name="gr86" draw:text-style-name="P46" svg:width="0.05cm" svg:height="0.054cm" svg:x="7.085cm" svg:y="1.682cm"><text:p/></draw:ellipse><draw:ellipse draw:style-name="gr87" draw:text-style-name="P46" svg:width="0.047cm" svg:height="0.054cm" svg:x="7.572cm" svg:y="1.682cm"><text:p/></draw:ellipse><draw:ellipse draw:style-name="gr88" draw:text-style-name="P46" svg:width="0.05cm" svg:height="0.054cm" svg:x="8.054cm" svg:y="1.682cm"><text:p/></draw:ellipse><draw:ellipse draw:style-name="gr89" draw:text-style-name="P46" svg:width="0.05cm" svg:height="0.054cm" svg:x="8.537cm" svg:y="1.682cm"><text:p/></draw:ellipse><draw:ellipse draw:style-name="gr90" draw:text-style-name="P46" svg:width="0.05cm" svg:height="0.054cm" svg:x="9.022cm" svg:y="1.682cm"><text:p/></draw:ellipse><draw:circle draw:style-name="gr91" draw:text-style-name="P46" svg:width="0.05cm" svg:height="0.05cm" svg:x="0.79cm" svg:y="2.166cm"><text:p/></draw:circle><draw:circle draw:style-name="gr92" draw:text-style-name="P46" svg:width="0.05cm" svg:height="0.05cm" svg:x="1.273cm" svg:y="2.166cm"><text:p/></draw:circle><draw:ellipse draw:style-name="gr93" draw:text-style-name="P46" svg:width="0.052cm" svg:height="0.05cm" svg:x="1.757cm" svg:y="2.166cm"><text:p/></draw:ellipse><draw:circle draw:style-name="gr94" draw:text-style-name="P46" svg:width="0.05cm" svg:height="0.05cm" svg:x="2.242cm" svg:y="2.166cm"><text:p/></draw:circle><draw:ellipse draw:style-name="gr95" draw:text-style-name="P46" svg:width="0.052cm" svg:height="0.05cm" svg:x="2.725cm" svg:y="2.166cm"><text:p/></draw:ellipse><draw:ellipse draw:style-name="gr96" draw:text-style-name="P46" svg:width="0.052cm" svg:height="0.05cm" svg:x="3.21cm" svg:y="2.166cm"><text:p/></draw:ellipse><draw:circle draw:style-name="gr97" draw:text-style-name="P46" svg:width="0.05cm" svg:height="0.05cm" svg:x="3.695cm" svg:y="2.166cm"><text:p/></draw:circle><draw:ellipse draw:style-name="gr98" draw:text-style-name="P46" svg:width="0.054cm" svg:height="0.05cm" svg:x="4.18cm" svg:y="2.166cm"><text:p/></draw:ellipse><draw:ellipse draw:style-name="gr99" draw:text-style-name="P46" svg:width="0.054cm" svg:height="0.05cm" svg:x="4.665cm" svg:y="2.166cm"><text:p/></draw:ellipse><draw:ellipse draw:style-name="gr100" draw:text-style-name="P46" svg:width="0.054cm" svg:height="0.05cm" svg:x="5.149cm" svg:y="2.166cm"><text:p/></draw:ellipse><draw:ellipse draw:style-name="gr101" draw:text-style-name="P46" svg:width="0.052cm" svg:height="0.05cm" svg:x="5.635cm" svg:y="2.166cm"><text:p/></draw:ellipse><draw:circle draw:style-name="gr102" draw:text-style-name="P46" svg:width="0.05cm" svg:height="0.05cm" svg:x="6.117cm" svg:y="2.166cm"><text:p/></draw:circle><draw:ellipse draw:style-name="gr103" draw:text-style-name="P46" svg:width="0.047cm" svg:height="0.05cm" svg:x="6.604cm" svg:y="2.166cm"><text:p/></draw:ellipse><draw:circle draw:style-name="gr104" draw:text-style-name="P46" svg:width="0.05cm" svg:height="0.05cm" svg:x="7.085cm" svg:y="2.166cm"><text:p/></draw:circle><draw:ellipse draw:style-name="gr105" draw:text-style-name="P46" svg:width="0.047cm" svg:height="0.05cm" svg:x="7.572cm" svg:y="2.166cm"><text:p/></draw:ellipse><draw:circle draw:style-name="gr106" draw:text-style-name="P46" svg:width="0.05cm" svg:height="0.05cm" svg:x="8.054cm" svg:y="2.166cm"><text:p/></draw:circle><draw:circle draw:style-name="gr107" draw:text-style-name="P46" svg:width="0.05cm" svg:height="0.05cm" svg:x="8.537cm" svg:y="2.166cm"><text:p/></draw:circle><draw:circle draw:style-name="gr108" draw:text-style-name="P46" svg:width="0.05cm" svg:height="0.05cm" svg:x="9.022cm" svg:y="2.166cm"><text:p/></draw:circle><draw:ellipse draw:style-name="gr109" draw:text-style-name="P46" svg:width="0.05cm" svg:height="0.054cm" svg:x="0.79cm" svg:y="2.651cm"><text:p/></draw:ellipse><draw:ellipse draw:style-name="gr110" draw:text-style-name="P46" svg:width="0.05cm" svg:height="0.054cm" svg:x="1.273cm" svg:y="2.651cm"><text:p/></draw:ellipse><draw:ellipse draw:style-name="gr111" draw:text-style-name="P46" svg:width="0.052cm" svg:height="0.054cm" svg:x="1.757cm" svg:y="2.651cm"><text:p/></draw:ellipse><draw:ellipse draw:style-name="gr112" draw:text-style-name="P46" svg:width="0.05cm" svg:height="0.054cm" svg:x="2.242cm" svg:y="2.651cm"><text:p/></draw:ellipse><draw:ellipse draw:style-name="gr113" draw:text-style-name="P46" svg:width="0.052cm" svg:height="0.054cm" svg:x="2.725cm" svg:y="2.651cm"><text:p/></draw:ellipse><draw:ellipse draw:style-name="gr114" draw:text-style-name="P46" svg:width="0.052cm" svg:height="0.054cm" svg:x="3.21cm" svg:y="2.651cm"><text:p/></draw:ellipse><draw:ellipse draw:style-name="gr115" draw:text-style-name="P46" svg:width="0.05cm" svg:height="0.054cm" svg:x="3.695cm" svg:y="2.651cm"><text:p/></draw:ellipse><draw:circle draw:style-name="gr116" draw:text-style-name="P46" svg:width="0.054cm" svg:height="0.054cm" svg:x="4.18cm" svg:y="2.651cm"><text:p/></draw:circle><draw:circle draw:style-name="gr117" draw:text-style-name="P46" svg:width="0.054cm" svg:height="0.054cm" svg:x="4.665cm" svg:y="2.651cm"><text:p/></draw:circle><draw:circle draw:style-name="gr118" draw:text-style-name="P46" svg:width="0.054cm" svg:height="0.054cm" svg:x="5.149cm" svg:y="2.651cm"><text:p/></draw:circle><draw:ellipse draw:style-name="gr119" draw:text-style-name="P46" svg:width="0.052cm" svg:height="0.054cm" svg:x="5.635cm" svg:y="2.651cm"><text:p/></draw:ellipse><draw:ellipse draw:style-name="gr120" draw:text-style-name="P46" svg:width="0.05cm" svg:height="0.054cm" svg:x="6.117cm" svg:y="2.651cm"><text:p/></draw:ellipse><draw:ellipse draw:style-name="gr121" draw:text-style-name="P46" svg:width="0.047cm" svg:height="0.054cm" svg:x="6.604cm" svg:y="2.651cm"><text:p/></draw:ellipse><draw:ellipse draw:style-name="gr122" draw:text-style-name="P46" svg:width="0.05cm" svg:height="0.054cm" svg:x="7.085cm" svg:y="2.651cm"><text:p/></draw:ellipse><draw:ellipse draw:style-name="gr123" draw:text-style-name="P46" svg:width="0.047cm" svg:height="0.054cm" svg:x="7.572cm" svg:y="2.651cm"><text:p/></draw:ellipse><draw:ellipse draw:style-name="gr124" draw:text-style-name="P46" svg:width="0.05cm" svg:height="0.054cm" svg:x="8.054cm" svg:y="2.651cm"><text:p/></draw:ellipse><draw:ellipse draw:style-name="gr125" draw:text-style-name="P46" svg:width="0.05cm" svg:height="0.054cm" svg:x="8.537cm" svg:y="2.651cm"><text:p/></draw:ellipse><draw:ellipse draw:style-name="gr126" draw:text-style-name="P46" svg:width="0.05cm" svg:height="0.054cm" svg:x="9.022cm" svg:y="2.651cm"><text:p/></draw:ellipse><draw:ellipse draw:style-name="gr127" draw:text-style-name="P46" svg:width="0.05cm" svg:height="0.054cm" svg:x="0.79cm" svg:y="3.136cm"><text:p/></draw:ellipse><draw:ellipse draw:style-name="gr128" draw:text-style-name="P46" svg:width="0.05cm" svg:height="0.054cm" svg:x="1.273cm" svg:y="3.136cm"><text:p/></draw:ellipse><draw:ellipse draw:style-name="gr129" draw:text-style-name="P46" svg:width="0.052cm" svg:height="0.054cm" svg:x="1.757cm" svg:y="3.136cm"><text:p/></draw:ellipse><draw:ellipse draw:style-name="gr130" draw:text-style-name="P46" svg:width="0.05cm" svg:height="0.054cm" svg:x="2.242cm" svg:y="3.136cm"><text:p/></draw:ellipse><draw:ellipse draw:style-name="gr131" draw:text-style-name="P46" svg:width="0.052cm" svg:height="0.054cm" svg:x="2.725cm" svg:y="3.136cm"><text:p/></draw:ellipse><draw:ellipse draw:style-name="gr132" draw:text-style-name="P46" svg:width="0.052cm" svg:height="0.054cm" svg:x="3.21cm" svg:y="3.136cm"><text:p/></draw:ellipse><draw:ellipse draw:style-name="gr133" draw:text-style-name="P46" svg:width="0.05cm" svg:height="0.054cm" svg:x="3.695cm" svg:y="3.136cm"><text:p/></draw:ellipse><draw:circle draw:style-name="gr134" draw:text-style-name="P46" svg:width="0.054cm" svg:height="0.054cm" svg:x="4.18cm" svg:y="3.136cm"><text:p/></draw:circle><draw:circle draw:style-name="gr135" draw:text-style-name="P46" svg:width="0.054cm" svg:height="0.054cm" svg:x="4.665cm" svg:y="3.136cm"><text:p/></draw:circle><draw:circle draw:style-name="gr136" draw:text-style-name="P46" svg:width="0.054cm" svg:height="0.054cm" svg:x="5.149cm" svg:y="3.136cm"><text:p/></draw:circle><draw:ellipse draw:style-name="gr137" draw:text-style-name="P46" svg:width="0.052cm" svg:height="0.054cm" svg:x="5.635cm" svg:y="3.136cm"><text:p/></draw:ellipse><draw:ellipse draw:style-name="gr138" draw:text-style-name="P46" svg:width="0.05cm" svg:height="0.054cm" svg:x="6.117cm" svg:y="3.136cm"><text:p/></draw:ellipse><draw:ellipse draw:style-name="gr139" draw:text-style-name="P46" svg:width="0.047cm" svg:height="0.054cm" svg:x="6.604cm" svg:y="3.136cm"><text:p/></draw:ellipse><draw:ellipse draw:style-name="gr140" draw:text-style-name="P46" svg:width="0.05cm" svg:height="0.054cm" svg:x="7.085cm" svg:y="3.136cm"><text:p/></draw:ellipse><draw:ellipse draw:style-name="gr141" draw:text-style-name="P46" svg:width="0.047cm" svg:height="0.054cm" svg:x="7.572cm" svg:y="3.136cm"><text:p/></draw:ellipse><draw:ellipse draw:style-name="gr142" draw:text-style-name="P46" svg:width="0.05cm" svg:height="0.054cm" svg:x="8.054cm" svg:y="3.136cm"><text:p/></draw:ellipse><draw:ellipse draw:style-name="gr143" draw:text-style-name="P46" svg:width="0.05cm" svg:height="0.054cm" svg:x="8.537cm" svg:y="3.136cm"><text:p/></draw:ellipse><draw:ellipse draw:style-name="gr144" draw:text-style-name="P46" svg:width="0.05cm" svg:height="0.054cm" svg:x="9.022cm" svg:y="3.136cm"><text:p/></draw:ellipse><draw:ellipse draw:style-name="gr145" draw:text-style-name="P46" svg:width="0.05cm" svg:height="0.054cm" svg:x="0.79cm" svg:y="3.621cm"><text:p/></draw:ellipse><draw:ellipse draw:style-name="gr146" draw:text-style-name="P46" svg:width="0.05cm" svg:height="0.054cm" svg:x="1.273cm" svg:y="3.621cm"><text:p/></draw:ellipse><draw:ellipse draw:style-name="gr147" draw:text-style-name="P46" svg:width="0.052cm" svg:height="0.054cm" svg:x="1.757cm" svg:y="3.621cm"><text:p/></draw:ellipse><draw:ellipse draw:style-name="gr148" draw:text-style-name="P46" svg:width="0.05cm" svg:height="0.054cm" svg:x="2.242cm" svg:y="3.621cm"><text:p/></draw:ellipse><draw:ellipse draw:style-name="gr149" draw:text-style-name="P46" svg:width="0.052cm" svg:height="0.054cm" svg:x="2.725cm" svg:y="3.621cm"><text:p/></draw:ellipse><draw:ellipse draw:style-name="gr150" draw:text-style-name="P46" svg:width="0.052cm" svg:height="0.054cm" svg:x="3.21cm" svg:y="3.621cm"><text:p/></draw:ellipse><draw:ellipse draw:style-name="gr151" draw:text-style-name="P46" svg:width="0.05cm" svg:height="0.054cm" svg:x="3.695cm" svg:y="3.621cm"><text:p/></draw:ellipse><draw:circle draw:style-name="gr152" draw:text-style-name="P46" svg:width="0.054cm" svg:height="0.054cm" svg:x="4.18cm" svg:y="3.621cm"><text:p/></draw:circle><draw:circle draw:style-name="gr153" draw:text-style-name="P46" svg:width="0.054cm" svg:height="0.054cm" svg:x="4.665cm" svg:y="3.621cm"><text:p/></draw:circle><draw:circle draw:style-name="gr154" draw:text-style-name="P46" svg:width="0.054cm" svg:height="0.054cm" svg:x="5.149cm" svg:y="3.621cm"><text:p/></draw:circle><draw:ellipse draw:style-name="gr155" draw:text-style-name="P46" svg:width="0.052cm" svg:height="0.054cm" svg:x="5.635cm" svg:y="3.621cm"><text:p/></draw:ellipse><draw:ellipse draw:style-name="gr156" draw:text-style-name="P46" svg:width="0.05cm" svg:height="0.054cm" svg:x="6.117cm" svg:y="3.621cm"><text:p/></draw:ellipse><draw:ellipse draw:style-name="gr157" draw:text-style-name="P46" svg:width="0.047cm" svg:height="0.054cm" svg:x="6.604cm" svg:y="3.621cm"><text:p/></draw:ellipse><draw:ellipse draw:style-name="gr158" draw:text-style-name="P46" svg:width="0.05cm" svg:height="0.054cm" svg:x="7.085cm" svg:y="3.621cm"><text:p/></draw:ellipse><draw:ellipse draw:style-name="gr159" draw:text-style-name="P46" svg:width="0.047cm" svg:height="0.054cm" svg:x="7.572cm" svg:y="3.621cm"><text:p/></draw:ellipse><draw:ellipse draw:style-name="gr160" draw:text-style-name="P46" svg:width="0.05cm" svg:height="0.054cm" svg:x="8.054cm" svg:y="3.621cm"><text:p/></draw:ellipse><draw:ellipse draw:style-name="gr161" draw:text-style-name="P46" svg:width="0.05cm" svg:height="0.054cm" svg:x="8.537cm" svg:y="3.621cm"><text:p/></draw:ellipse><draw:ellipse draw:style-name="gr162" draw:text-style-name="P46" svg:width="0.05cm" svg:height="0.054cm" svg:x="9.022cm" svg:y="3.621cm"><text:p/></draw:ellipse><draw:g draw:style-name="gr8"><draw:frame draw:style-name="gr163" draw:text-style-name="P48" svg:width="0.264cm" svg:height="0.495cm" svg:x="5.034cm" svg:y="3.192cm"><draw:text-box><text:p text:style-name="P47"><text:span text:style-name="T35">N</text:span></text:p></draw:text-box></draw:frame><draw:frame draw:style-name="gr164" draw:text-style-name="P48" svg:width="0.387cm" svg:height="0.496cm" svg:x="6.242cm" svg:y="1.933cm"><draw:text-box><text:p text:style-name="P47"><text:span text:style-name="T35">M</text:span></text:p></draw:text-box></draw:frame><draw:frame draw:style-name="gr165" draw:text-style-name="P48" svg:width="0.267cm" svg:height="0.495cm" svg:x="5.055cm" svg:y="0.779cm"><draw:text-box><text:p text:style-name="P47"><text:span text:style-name="T35">L</text:span></text:p></draw:text-box></draw:frame><draw:frame draw:style-name="gr166" draw:text-style-name="P48" svg:width="0.221cm" svg:height="0.507cm" svg:x="3.896cm" svg:y="1.966cm"><draw:text-box><text:p text:style-name="P47"><text:span text:style-name="T35">K</text:span></text:p></draw:text-box></draw:frame><draw:polygon draw:style-name="gr167" draw:text-style-name="P49" svg:width="1.936cm" svg:height="1.934cm" svg:x="4.207cm" svg:y="1.223cm" svg:viewBox="0 0 1937 1935" draw:points="969,0 1937,959 969,1935 0,969"><text:p/></draw:polygon></draw:g><draw:g draw:style-name="gr8"><draw:frame draw:style-name="gr168" draw:text-style-name="P48" svg:width="0.265cm" svg:height="0.989cm" svg:x="8.107cm" svg:y="2.21cm"><draw:text-box><text:p text:style-name="P47"><text:span text:style-name="T35">S </text:span></text:p></draw:text-box></draw:frame><draw:frame draw:style-name="gr169" draw:text-style-name="P48" svg:width="0.264cm" svg:height="0.496cm" svg:x="6.828cm" svg:y="2.647cm"><draw:text-box><text:p text:style-name="P47"><text:span text:style-name="T35">R</text:span></text:p></draw:text-box></draw:frame><draw:frame draw:style-name="gr170" draw:text-style-name="P48" svg:width="0.264cm" svg:height="0.496cm" svg:x="7.292cm" svg:y="1.317cm"><draw:text-box><text:p text:style-name="P47"><text:span text:style-name="T35">O</text:span></text:p></draw:text-box></draw:frame><draw:frame draw:style-name="gr171" draw:text-style-name="P48" svg:width="0.265cm" svg:height="0.496cm" svg:x="8.606cm" svg:y="0.795cm"><draw:text-box><text:p text:style-name="P47"><text:span text:style-name="T35">P</text:span></text:p></draw:text-box></draw:frame><draw:polygon draw:style-name="gr172" draw:text-style-name="P49" svg:width="1.451cm" svg:height="1.451cm" svg:x="7.12cm" svg:y="1.222cm" svg:viewBox="0 0 1452 1452" draw:points="1452,0 483,483 0,1452 969,946"><text:p/></draw:polygon></draw:g><draw:frame draw:style-name="gr173" draw:text-style-name="P48" svg:width="0.265cm" svg:height="0.496cm" svg:x="2.051cm" svg:y="0.282cm"><draw:text-box><text:p text:style-name="P47"><text:span text:style-name="T35">A</text:span></text:p></draw:text-box></draw:frame><draw:frame draw:style-name="gr174" draw:text-style-name="P48" svg:width="0.265cm" svg:height="0.496cm" svg:x="1.758cm" svg:y="3.185cm"><draw:text-box><text:p text:style-name="P47"><text:span text:style-name="T35">C</text:span></text:p></draw:text-box></draw:frame><draw:frame draw:style-name="gr175" draw:text-style-name="P48" svg:width="0.265cm" svg:height="0.495cm" svg:x="3.341cm" svg:y="1.386cm"><draw:text-box><text:p text:style-name="P47"><text:span text:style-name="T35">B</text:span></text:p></draw:text-box></draw:frame><draw:frame draw:style-name="gr176" draw:text-style-name="P48" svg:width="0.264cm" svg:height="0.495cm" svg:x="0.543cm" svg:y="1.831cm"><draw:text-box><text:p text:style-name="P47"><text:span text:style-name="T35">D</text:span></text:p></draw:text-box></draw:frame><draw:polygon draw:style-name="gr177" draw:text-style-name="P49" svg:width="2.4cm" svg:height="2.459cm" svg:x="0.812cm" svg:y="0.719cm" svg:viewBox="0 0 2401 2460" draw:points="2394,963 2401,972 947,2460 0,1454 1454,0"><text:p/></draw:polygon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72840852986650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T32">Trace l'axe de symétrie de chaque triangle isocèle en t'aidant de tes instruments de géomé­trie.</text:span></text:h>
        </text:list-item>
      </text:list>
      <text:p text:style-name="P13"/>
      <text:p text:style-name="P13"><draw:g text:anchor-type="char" draw:z-index="25" draw:name="Shape36" draw:style-name="gr7"><draw:g draw:style-name="gr8"><draw:line draw:style-name="gr9" draw:text-style-name="P42" svg:x1="3.828cm" svg:y1="4.188cm" svg:x2="3.247cm" svg:y2="0.472cm"><text:p/></draw:line><draw:line draw:style-name="gr10" draw:text-style-name="P42" svg:x1="0.946cm" svg:y1="1.774cm" svg:x2="3.828cm" svg:y2="4.191cm"><text:p/></draw:line><draw:line draw:style-name="gr11" draw:text-style-name="P42" svg:x1="3.248cm" svg:y1="0.478cm" svg:x2="0.949cm" svg:y2="1.776cm"><text:p/></draw:line></draw:g><draw:frame draw:style-name="gr12" draw:text-style-name="P44" svg:width="0.313cm" svg:height="0.495cm" svg:x="0.64cm" svg:y="1.612cm"><draw:text-box><text:p text:style-name="P43"><text:span text:style-name="T34">U</text:span></text:p></draw:text-box></draw:frame><draw:frame draw:style-name="gr13" draw:text-style-name="P44" svg:width="0.264cm" svg:height="0.495cm" svg:x="3.861cm" svg:y="4.245cm"><draw:text-box><text:p text:style-name="P43"><text:span text:style-name="T34">T</text:span></text:p></draw:text-box></draw:frame><draw:frame draw:style-name="gr14" draw:text-style-name="P44" svg:width="0.219cm" svg:height="0.495cm" svg:x="3.194cm" svg:y="0.093cm"><draw:text-box><text:p text:style-name="P43"><text:span text:style-name="T34">S</text:span></text:p></draw:text-box></draw:frame><draw:frame draw:style-name="gr15" draw:text-style-name="P44" svg:width="0.294cm" svg:height="0.495cm" svg:x="7.997cm" svg:y="1.27cm"><draw:text-box><text:p text:style-name="P43"><text:span text:style-name="T34">V</text:span></text:p></draw:text-box></draw:frame><draw:frame draw:style-name="gr16" draw:text-style-name="P44" svg:width="0.294cm" svg:height="0.495cm" svg:x="4.427cm" svg:y="3.471cm"><draw:text-box><text:p text:style-name="P43"><text:span text:style-name="T34">X</text:span></text:p></draw:text-box></draw:frame><draw:frame draw:style-name="gr17" draw:text-style-name="P44" svg:width="0.424cm" svg:height="0.495cm" svg:x="5.041cm" svg:y="0.608cm"><draw:text-box><text:p text:style-name="P43"><text:span text:style-name="T34">W</text:span></text:p></draw:text-box></draw:frame><draw:custom-shape draw:style-name="gr18" draw:text-style-name="P45" svg:width="2.641cm" svg:height="2.64cm" draw:transform="rotate (-1.77883957363262) translate (7.86341666666667cm 1.54593055555556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2840567778633" text:continue-numbering="true" text:style-name="_5f_Numérotation_20_des_20_exercices_20_livrets">
        <text:list-item>
          <text:h text:style-name="_5f_Titre_20_d_27_exercices_20_livret_20_sans_20_titre_20_avec_20_num_20_exo" text:outline-level="1"><text:s/>Trace un segment [AB] de 5 cm. Construis un axe de symétrie de ce segment qui ne contient pas A. Place un point C sur cet axe.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Standard">Quelle semble être la nature du triangle ABC ?</text:p>
      <text:p text:style-name="P27">…………………………………………………………………</text:p>
      <text:p text:style-name="P27">…………………………………………………………………</text:p>
      <text:list xml:id="list172839804235924" text:continue-numbering="true" text:style-name="_5f_Numérotation_20_des_20_exercices_20_livrets">
        <text:list-header>
          <text:h text:style-name="P35" text:outline-level="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3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3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2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once3" style:display-name="Puce_enonce3" style:family="text">
      <style:text-properties fo:color="#ff0000" loext:opacity="100%" style:font-size-asian="10.5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 loext:hidden="true" style:hidden="true">
      <style:text-properties style:font-name="Bitstream Vera Sans3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paragraph-properties fo:text-align="start" style:justify-single-word="false"/>
      <style:text-properties officeooo:paragraph-rsid="010b73da"/>
    </style:style>
    <style:style style:name="MP2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4" style:family="paragraph" style:parent-style-name="Footer">
      <style:text-properties officeooo:paragraph-rsid="018620a3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</style:style>
    <style:style style:name="M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" style:family="paragraph" style:parent-style-name="_5f_Header_20_page_20_paire_20__28_G_29_">
      <style:paragraph-properties fo:text-align="start" style:justify-single-word="false"/>
      <style:text-properties officeooo:paragraph-rsid="027dd6ad"/>
    </style:style>
    <style:style style:name="MP1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27f1ab6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Header">
      <style:text-properties fo:font-size="3pt" style:font-size-asian="4pt" style:font-size-complex="4pt"/>
    </style:style>
    <style:style style:name="MP16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7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8" style:family="paragraph" style:parent-style-name="_5f_Header_20_page_20_paire_20__28_G_29_">
      <style:paragraph-properties fo:text-align="start" style:justify-single-word="false"/>
      <style:text-properties officeooo:paragraph-rsid="029d755f"/>
    </style:style>
    <style:style style:name="M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3" fo:font-size="9pt" officeooo:rsid="029d755f" officeooo:paragraph-rsid="029d755f" fo:background-color="transparent"/>
    </style:style>
    <style:style style:name="MP23" style:family="paragraph" style:parent-style-name="Footer">
      <style:text-properties officeooo:rsid="00178920" officeooo:paragraph-rsid="00178920"/>
    </style:style>
    <style:style style:name="MP24" style:family="paragraph" style:parent-style-name="Footer">
      <style:text-properties officeooo:paragraph-rsid="004274bc"/>
    </style:style>
    <style:style style:name="MP2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7" style:family="paragraph" style:parent-style-name="Header">
      <style:text-properties fo:font-size="14pt" style:font-size-asian="14pt" style:font-size-complex="14pt"/>
    </style:style>
    <style:style style:name="MP2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9" style:family="paragraph" style:parent-style-name="Standard">
      <style:text-properties fo:font-size="6pt" style:font-size-asian="6pt" style:font-size-complex="6pt"/>
    </style:style>
    <style:style style:name="MP3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3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3" style:family="paragraph" style:parent-style-name="_5f_Titre_20_d_27_exercices_20_livret" style:list-style-name="_5f_Numérotation_20_des_20_exercices_20_livrets"/>
    <style:style style:name="MP3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35" style:family="paragraph" style:parent-style-name="Footer">
      <style:text-properties fo:text-transform="uppercase" fo:color="#808080" loext:opacity="100%" style:font-name="Bitstream Vera Sans3" fo:font-size="9pt" officeooo:rsid="0054f64f" officeooo:paragraph-rsid="00c384cf" fo:background-color="transparent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fo:font-size="16pt" style:font-size-asian="16pt" style:font-size-complex="16pt"/>
    </style:style>
    <style:style style:name="MT2" style:family="text">
      <style:text-properties fo:color="#0066ff" loext:opacity="100%" fo:font-size="16pt" fo:letter-spacing="normal" officeooo:rsid="01202368" style:font-size-asian="16pt" style:font-size-complex="16pt"/>
    </style:style>
    <style:style style:name="MT3" style:family="text">
      <style:text-properties fo:font-variant="normal" fo:text-transform="none" fo:color="#0066ff" loext:opacity="100%" style:font-name="Bitstream Vera Sans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MT4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5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6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7" style:family="text">
      <style:text-properties officeooo:rsid="027dd6ad"/>
    </style:style>
    <style:style style:name="MT8" style:family="text">
      <style:text-properties officeooo:rsid="027f1ab6"/>
    </style:style>
    <style:style style:name="MT9" style:family="text">
      <style:text-properties fo:font-size="12pt" style:font-size-asian="12pt" style:font-size-complex="12pt"/>
    </style:style>
    <style:style style:name="MT10" style:family="text">
      <style:text-properties fo:font-variant="small-caps" fo:font-size="15pt" style:font-size-asian="15pt" style:font-size-complex="15pt"/>
    </style:style>
    <style:style style:name="MT11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4" style:family="text">
      <style:text-properties officeooo:rsid="00b6801f"/>
    </style:style>
    <style:style style:name="MT15" style:family="text">
      <style:text-properties fo:text-transform="uppercase" fo:color="#808080" loext:opacity="100%" style:font-name="Bitstream Vera Sans3" fo:font-size="9pt" officeooo:rsid="009e3fdd" fo:background-color="transparent" loext:char-shading-value="0"/>
    </style:style>
    <style:style style:name="MT16" style:family="text">
      <style:text-properties fo:text-transform="uppercase" fo:color="#808080" loext:opacity="100%" style:font-name="Bitstream Vera Sans3" fo:font-size="9pt" officeooo:rsid="00b5d2d1" fo:background-color="transparent" loext:char-shading-value="0"/>
    </style:style>
    <style:style style:name="MT17" style:family="text">
      <style:text-properties fo:text-transform="uppercase" fo:color="#808080" loext:opacity="100%" style:font-name="Bitstream Vera Sans3" fo:font-size="9pt" officeooo:rsid="00b6801f" fo:background-color="transparent" loext:char-shading-value="0"/>
    </style:style>
    <style:style style:name="MT18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9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20" style:family="text">
      <style:text-properties fo:font-variant="small-caps" officeooo:rsid="00990660"/>
    </style:style>
    <style:style style:name="MT21" style:family="text">
      <style:text-properties fo:font-variant="small-caps" officeooo:rsid="0054f64f"/>
    </style:style>
    <style:style style:name="MT22" style:family="text">
      <style:text-properties fo:font-variant="small-caps" officeooo:rsid="00b5d2d1"/>
    </style:style>
    <style:style style:name="MT23" style:family="text">
      <style:text-properties fo:font-variant="small-caps" officeooo:rsid="00b6801f"/>
    </style:style>
    <style:style style:name="MT24" style:family="text">
      <style:text-properties officeooo:rsid="009e3fdd"/>
    </style:style>
    <style:style style:name="MT25" style:family="text">
      <style:text-properties officeooo:rsid="00b5d2d1"/>
    </style:style>
    <style:style style:name="MT26" style:family="text">
      <style:text-properties officeooo:rsid="002925a2"/>
    </style:style>
    <style:style style:name="MT2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09cm" style:color="#0066ff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1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5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colonne" style:display-name="1colonne" style:page-layout-name="Mpm10">
      <style:header>
        <text:p text:style-name="MP1"><draw:path text:anchor-type="paragraph" draw:z-index="29" draw:name="Shape13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1" draw:name="Shape1_1" draw:style-name="Mgr2" draw:text-style-name="MP3" svg:width="3.386cm" svg:height="1.318cm" draw:transform="rotate (0.0795870138909414) translate (-1.83091666666667cm -0.428625cm)"><draw:text-box><text:p><text:span text:style-name="MT1">Géométrie 1</text:span></text:p></draw:text-box></draw:frame><text:span text:style-name="MT2"><text:tab/><text:tab/><text:tab/> <text:s text:c="2"/></text:span><text:span text:style-name="MT3">La symétrie axiale</text:span></text:p>
      </style:header>
      <style:footer>
        <text:p text:style-name="MP4"><text:span text:style-name="MT4"><text:s/></text:span><text:page-number text:select-page="current">0</text:page-number></text:p>
      </style:footer>
    </style:master-page>
    <style:master-page style:name="_32_colonnes" style:display-name="2colonnes" style:page-layout-name="Mpm11">
      <style:header>
        <text:p text:style-name="MP1"><draw:path text:anchor-type="paragraph" draw:z-index="2" draw:name="Shape14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3" draw:name="Shape1_2" draw:style-name="Mgr2" draw:text-style-name="MP3" svg:width="3.386cm" svg:height="1.318cm" draw:transform="rotate (0.0795870138909414) translate (-1.83091666666667cm -0.428625cm)"><draw:text-box><text:p><text:span text:style-name="MT5">Géométrie</text:span><text:span text:style-name="MT1"> </text:span></text:p></draw:text-box></draw:frame><text:span text:style-name="MT2"><text:tab/><text:tab/><text:tab/> <text:s text:c="2"/></text:span><text:span text:style-name="MT3">La symétrie axiale</text:span></text:p>
      </style:header>
      <style:footer>
        <text:p text:style-name="MP4"><text:span text:style-name="MT4"><text:s/></text:span><text:page-number text:select-page="current">0</text:page-number></text:p>
      </style:footer>
    </style:master-page>
    <style:master-page style:name="_5f_Fiche_20_éditeur_20__28_une_20_colonne_29__20_impaire_20__28_D_29_" style:display-name="_Fiche éditeur (une colonne) impaire (D)" style:page-layout-name="Mpm12">
      <style:header>
        <text:p text:style-name="_5f_Header_20_page_20_impaire_20__28_D_29_"><draw:path text:anchor-type="paragraph" draw:z-index="4" draw:name="Shape1_5" draw:style-name="Mgr3" draw:text-style-name="MP5" svg:width="4.329cm" svg:height="2.24cm" svg:x="-2.799cm" svg:y="-0.8cm" svg:viewBox="0 0 4330 2241" svg:d="M0 2241l3984-288c209-15 363-168 345-342l-170-1611h-4159z"><text:p/></draw:path><draw:frame text:anchor-type="paragraph" draw:z-index="5" draw:name="Shape2_2" draw:style-name="Mgr4" draw:text-style-name="MP7" svg:width="2.435cm" svg:height="0.839cm" draw:transform="rotate (0.0877900613753148) translate (-0.34925cm 0.506236111111111cm)"><draw:text-box><text:p text:style-name="MP6"><text:span text:style-name="MT6">Série 1</text:span></text:p></draw:text-box></draw:frame><draw:line text:anchor-type="paragraph" draw:z-index="15" draw:name="Shape3_2" draw:style-name="Mgr5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3" style:next-style-name="_5f_Fiche_20_éditeur_20__28_une_20_colonne_29__20_impaire_20__28_D_29_">
      <style:header>
        <text:p text:style-name="_5f_Header_20_page_20_paire_20__28_G_29_"><draw:path text:anchor-type="paragraph" draw:z-index="26" draw:name="Shape1_1" draw:style-name="Mgr3" draw:text-style-name="MP5" svg:width="4.329cm" svg:height="2.24cm" svg:x="-1.499cm" svg:y="-1.198cm" svg:viewBox="0 0 4330 2241" svg:d="M0 2241l3984-288c209-15 363-168 345-342l-170-1611h-4159z"><text:p/></draw:path><draw:frame text:anchor-type="paragraph" draw:z-index="27" draw:name="Shape2_3" draw:style-name="Mgr6" draw:text-style-name="MP7" svg:width="3.857cm" svg:height="0.798cm" draw:transform="rotate (0.0872664625997165) translate (-1.18004166666667cm 0.647347222222222cm)"><draw:text-box><text:p text:style-name="MP6"><text:span text:style-name="MT6">Série 1</text:span></text:p></draw:text-box></draw:frame><draw:line text:anchor-type="paragraph" draw:z-index="28" draw:name="Shape3_3" draw:style-name="Mgr5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4" style:next-style-name="_5f_Fiche_20_éditeur_20_page_20_impaire_20__28_D_29_">
      <style:header>
        <text:p text:style-name="MP10"><text:span text:style-name="MT7">Symétrie axiale</text:span> : <text:span text:style-name="MT7">Reconnaissance et axes</text:span> </text:p>
      </style:header>
      <style:footer>
        <text:h text:style-name="MP11" text:outline-level="1"><text:span text:style-name="MT8">Symétrie axiale</text:span> : <text:span text:style-name="MT8">Reconnaissance et axes</text:span> </text:h>
      </style:footer>
    </style:master-page>
    <style:master-page style:name="_5f_Fiche_20_éditeur_20_page_20_impaire_20__28_D_29_" style:display-name="_Fiche éditeur page impaire (D)" style:page-layout-name="Mpm15" style:next-style-name="_5f_Fiche_20_éditeur_20_page_20_paire_20__28_G_29_">
      <style:header>
        <text:p text:style-name="MP12"><text:span text:style-name="MT7">Symétrie axiale</text:span> : <text:span text:style-name="MT7">Reconnaissance et axes</text:span></text:p>
      </style:header>
      <style:footer>
        <text:h text:style-name="MP13" text:outline-level="1"><text:span text:style-name="MT8">Symétrie axiale</text:span> : <text:span text:style-name="MT8">Reconnaissance et axes</text:span> </text:h>
      </style:footer>
      <style:footer-left>
        <text:p text:style-name="MP14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6">
      <style:header>
        <text:p text:style-name="MP15"/>
        <text:p text:style-name="MP16"><text:span text:style-name="MT9">Chapitre N3 :</text:span> <text:span text:style-name="MT10">Nombres fractions</text:span></text:p>
        <text:p text:style-name="MP17">Série 2 : Fractions et partage <text:s text:c="75"/></text:p>
      </style:header>
    </style:master-page>
    <style:master-page style:name="SERIE_5f_G_5f_GAUCHE_5f_ET_5f_DROITE_5f_2COL" style:display-name="SERIE_G_GAUCHE_ET_DROITE_2COL" style:page-layout-name="Mpm17" draw:style-name="Mdp1">
      <style:header>
        <text:p text:style-name="MP18"><text:span text:style-name="MT11">Symétrie axiale</text:span><text:span text:style-name="MT12"> : </text:span><text:span text:style-name="MT13">Reconnaissance et axes</text:span></text:p>
      </style:header>
      <style:footer>
        <text:p text:style-name="MP19"><draw:frame draw:style-name="Mfr1" draw:name="Frame1" text:anchor-type="paragraph" svg:y="-0.06cm" draw:z-index="11"><draw:text-box fo:min-height="0.499cm" fo:min-width="7.096cm"><draw:frame draw:style-name="Mfr2" draw:name="Frame2" text:anchor-type="frame" svg:x="0.45cm" svg:y="0.079cm" svg:width="0.817cm" draw:z-index="12"><draw:text-box fo:min-height="0.355cm"><text:p text:style-name="MP20"><draw:g text:anchor-type="paragraph" draw:z-index="14" draw:name="Shape4_1" draw:style-name="Mgr7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2"><text:span text:style-name="MT14">S</text:span>ymétrie axiale : reconnaissance et axes</text:p></draw:text-box></draw:frame></text:p>
      </style:footer>
      <style:footer-left>
        <text:p text:style-name="MP23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0"><draw:g text:anchor-type="paragraph" draw:z-index="8" draw:name="Shape4_2" draw:style-name="Mgr7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24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odile" style:page-layout-name="Mpm18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6" draw:name="Shape5" draw:style-name="Mgr9"><draw:ellipse draw:style-name="Mgr10" draw:text-style-name="MP25" svg:width="1.715cm" svg:height="1.784cm" svg:x="0cm" svg:y="0.004cm" draw:kind="arc" draw:start-angle="90.48" draw:end-angle="269.56"><text:p/></draw:ellipse><draw:line draw:style-name="Mgr10" draw:text-style-name="MP25" svg:x1="0.847cm" svg:y1="0.002cm" svg:x2="18.167cm" svg:y2="0.002cm"><text:p/></draw:line><draw:line draw:style-name="Mgr10" draw:text-style-name="MP25" svg:x1="0.847cm" svg:y1="1.782cm" svg:x2="18.158cm" svg:y2="1.782cm"><text:p/></draw:line><draw:ellipse draw:style-name="Mgr10" draw:text-style-name="MP25" svg:width="1.719cm" svg:height="1.782cm" svg:x="17.29cm" svg:y="0cm" draw:kind="arc" draw:start-angle="270.5" draw:end-angle="89.48"><text:p/></draw:ellipse><draw:frame draw:style-name="Mgr11" draw:text-style-name="MP26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7">N1 : Priorités, distributivité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  <table:table-row>
                    <table:table-cell table:style-name="Tableau5.A1" office:value-type="string">
                      <text:p text:style-name="MP28">Série 1 : Priorités opératoires</text:p>
                    </table:table-cell>
                    <table:table-cell table:style-name="Tableau5.A1" office:value-type="string">
                      <text:p text:style-name="MP28"/>
                    </table:table-cell>
                  </table:table-row>
                </table:table>
              </table:table-cell>
            </table:table-row>
          </table:table-header-rows>
        </table:table>
        <text:p text:style-name="MP29"><text:span text:style-name="corps"><text:span text:style-name="MT1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7" draw:name="Shape6" draw:style-name="Mgr9"><draw:ellipse draw:style-name="Mgr10" draw:text-style-name="MP25" svg:width="1.715cm" svg:height="1.784cm" svg:x="0cm" svg:y="0.004cm" draw:kind="arc" draw:start-angle="90.48" draw:end-angle="269.56"><text:p/></draw:ellipse><draw:line draw:style-name="Mgr10" draw:text-style-name="MP25" svg:x1="0.847cm" svg:y1="0.002cm" svg:x2="18.167cm" svg:y2="0.002cm"><text:p/></draw:line><draw:line draw:style-name="Mgr10" draw:text-style-name="MP25" svg:x1="0.847cm" svg:y1="1.782cm" svg:x2="18.158cm" svg:y2="1.782cm"><text:p/></draw:line><draw:ellipse draw:style-name="Mgr10" draw:text-style-name="MP25" svg:width="1.719cm" svg:height="1.782cm" svg:x="17.29cm" svg:y="0cm" draw:kind="arc" draw:start-angle="270.5" draw:end-angle="89.48"><text:p/></draw:ellipse><draw:frame draw:style-name="Mgr11" draw:text-style-name="MP26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7">5N1 : Priorités, distributivité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  <table:table-row>
                    <table:table-cell table:style-name="Tableau7.A1" office:value-type="string">
                      <text:p text:style-name="MP28">Série 1 : Priorités opératoires</text:p>
                    </table:table-cell>
                    <table:table-cell table:style-name="Tableau7.A1" office:value-type="string">
                      <text:p text:style-name="MP28"/>
                    </table:table-cell>
                  </table:table-row>
                </table:table>
              </table:table-cell>
            </table:table-row>
          </table:table-header-rows>
        </table:table>
        <text:p text:style-name="MP29"><text:span text:style-name="corps"><text:span text:style-name="MT18"/></text:span></text:p>
      </style:header-left>
      <style:footer>
        <text:p text:style-name="MP30"><text:span text:style-name="MT1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9" draw:style-name="Mdp2">
      <style:header>
        <text:p text:style-name="MP31">Série 4 : Constructions (2)</text:p>
      </style:header>
      <style:footer>
        <text:p text:style-name="MP32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20">
      <style:header>
        <text:p text:style-name="MP31">Série 6 : Démonstrations (2)</text:p>
        <text:list xml:id="list3651860619" text:style-name="_5f_Numérotation_20_des_20_exercices_20_livrets">
          <text:list-item>
            <text:h text:style-name="MP33" text:outline-level="1">Sans justi</text:h>
          </text:list-item>
        </text:list>
      </style:header>
      <style:footer>
        <text:p text:style-name="MP32">Parallélogrammes : Chapitre G3</text:p>
      </style:footer>
    </style:master-page>
    <style:master-page style:name="SERIE_5f_G_5f_GAUCHE_5f_ET_5f_DROITE_5f_1COL" style:display-name="SERIE_G_GAUCHE_ET_DROITE_1COL" style:page-layout-name="Mpm21" draw:style-name="Mdp1">
      <style:header>
        <text:p text:style-name="MP34"><text:span text:style-name="MT20">Géométrie plane</text:span><text:span text:style-name="MT21"> : </text:span><text:span text:style-name="MT22">Parallèles, perpendiculaires,<text:line-break/> </text:span><text:span text:style-name="MT23">distances</text:span></text:p>
      </style:header>
      <style:footer>
        <text:p text:style-name="MP2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0"><text:page-number text:select-page="current">0</text:page-number></text:p></draw:text-box></draw:frame><text:p text:style-name="MP35"><text:span text:style-name="MT24">Géométrie plane : </text:span><text:span text:style-name="MT25">parallèles, perpendiculaires, </text:span><text:span text:style-name="MT14">distances</text:span></text:p></draw:text-box></draw:frame><draw:g text:anchor-type="paragraph" draw:z-index="9" draw:name="Shape4_3" draw:style-name="Mgr7"><draw:path draw:style-name="Mgr8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0"><text:page-number text:select-page="current">0</text:page-number></text:p></draw:text-box></draw:frame><text:p text:style-name="MP35"><text:span text:style-name="MT24">Géométrie plane : </text:span><text:span text:style-name="MT25">parallèles, perpendiculaires, </text:span><text:span text:style-name="MT14">distances</text:span></text:p></draw:text-box></draw:frame><draw:g text:anchor-type="paragraph" draw:z-index="10" draw:name="Shape4_4" draw:style-name="Mgr7"><draw:path draw:style-name="Mgr8" draw:text-style-name="MP2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36"><text:span text:style-name="MT20">Géométrie plane</text:span><text:span text:style-name="MT21"> : </text:span><text:span text:style-name="MT22">Parallèles, perpendiculaires,<text:line-break/> </text:span><text:span text:style-name="MT23">distances</text:span></text:p>
      </style:header>
      <style:footer>
        <text:p text:style-name="MP2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0"><draw:g text:anchor-type="paragraph" draw:z-index="13" draw:name="Shape4" draw:style-name="Mgr7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6">espace</text:span> • <text:span text:style-name="MT2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1H13S</meta:editing-duration>
    <meta:editing-cycles>300</meta:editing-cycles>
    <meta:generator>LibreOffice/7.0.0.3$Linux_X86_64 LibreOffice_project/8061b3e9204bef6b321a21033174034a5e2ea88e</meta:generator>
    <dc:date>2021-01-23T17:28:37.905975733</dc:date>
    <meta:document-statistic meta:table-count="2" meta:image-count="0" meta:object-count="0" meta:page-count="1" meta:paragraph-count="62" meta:word-count="357" meta:character-count="2304" meta:non-whitespace-character-count="1831"/>
    <meta:template xlink:type="simple" xlink:actuate="onRequest" xlink:title="13-Géométrie plane partie_2_Serie_4_parallèles_et_perpendiculaires" xlink:href="../13-Géométrie%20plane%20partie_2_Serie_4_parallèles_et_perpendiculaires.ott" meta:date="2021-01-17T20:27:00.625215510"/>
  </office:meta>
</office:document-meta>
</file>